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1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32.51pt"/>
    </style:style>
    <style:style style:name="co7" style:family="table-column">
      <style:table-column-properties fo:break-before="auto" style:column-width="208.01pt"/>
    </style:style>
    <style:style style:name="co8" style:family="table-column">
      <style:table-column-properties fo:break-before="auto" style:column-width="39.8pt"/>
    </style:style>
    <style:style style:name="co9" style:family="table-column">
      <style:table-column-properties fo:break-before="auto" style:column-width="85.29pt"/>
    </style:style>
    <style:style style:name="co10" style:family="table-column">
      <style:table-column-properties fo:break-before="auto" style:column-width="266.51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.54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192.19pt"/>
    </style:style>
    <style:style style:name="co15" style:family="table-column">
      <style:table-column-properties fo:break-before="auto" style:column-width="25.46pt"/>
    </style:style>
    <style:style style:name="co16" style:family="table-column">
      <style:table-column-properties fo:break-before="auto" style:column-width="58.51pt"/>
    </style:style>
    <style:style style:name="co17" style:family="table-column">
      <style:table-column-properties fo:break-before="auto" style:column-width="77.16pt"/>
    </style:style>
    <style:style style:name="co18" style:family="table-column">
      <style:table-column-properties fo:break-before="auto" style:column-width="162.11pt"/>
    </style:style>
    <style:style style:name="co19" style:family="table-column">
      <style:table-column-properties fo:break-before="auto" style:column-width="53.26pt"/>
    </style:style>
    <style:style style:name="co20" style:family="table-column">
      <style:table-column-properties fo:break-before="auto" style:column-width="41.41pt"/>
    </style:style>
    <style:style style:name="co21" style:family="table-column">
      <style:table-column-properties fo:break-before="auto" style:column-width="34.89pt"/>
    </style:style>
    <style:style style:name="co22" style:family="table-column">
      <style:table-column-properties fo:break-before="auto" style:column-width="203.1pt"/>
    </style:style>
    <style:style style:name="co23" style:family="table-column">
      <style:table-column-properties fo:break-before="auto" style:column-width="250.84pt"/>
    </style:style>
    <style:style style:name="co24" style:family="table-column">
      <style:table-column-properties fo:break-before="auto" style:column-width="29.25pt"/>
    </style:style>
    <style:style style:name="co25" style:family="table-column">
      <style:table-column-properties fo:break-before="auto" style:column-width="86.09pt"/>
    </style:style>
    <style:style style:name="co26" style:family="table-column">
      <style:table-column-properties fo:break-before="auto" style:column-width="84.5pt"/>
    </style:style>
    <style:style style:name="co27" style:family="table-column">
      <style:table-column-properties fo:break-before="auto" style:column-width="78.01pt"/>
    </style:style>
    <style:style style:name="co28" style:family="table-column">
      <style:table-column-properties fo:break-before="auto" style:column-width="104pt"/>
    </style:style>
    <style:style style:name="co29" style:family="table-column">
      <style:table-column-properties fo:break-before="auto" style:column-width="117.01pt"/>
    </style:style>
    <style:style style:name="co30" style:family="table-column">
      <style:table-column-properties fo:break-before="auto" style:column-width="116.19pt"/>
    </style:style>
    <style:style style:name="co31" style:family="table-column">
      <style:table-column-properties fo:break-before="auto" style:column-width="81.24pt"/>
    </style:style>
    <style:style style:name="co32" style:family="table-column">
      <style:table-column-properties fo:break-before="auto" style:column-width="68.26pt"/>
    </style:style>
    <style:style style:name="co33" style:family="table-column">
      <style:table-column-properties fo:break-before="auto" style:column-width="94.25pt"/>
    </style:style>
    <style:style style:name="co34" style:family="table-column">
      <style:table-column-properties fo:break-before="auto" style:column-width="112.11pt"/>
    </style:style>
    <style:style style:name="co35" style:family="table-column">
      <style:table-column-properties fo:break-before="auto" style:column-width="114.55pt"/>
    </style:style>
    <style:style style:name="co36" style:family="table-column">
      <style:table-column-properties fo:break-before="auto" style:column-width="95.84pt"/>
    </style:style>
    <style:style style:name="co37" style:family="table-column">
      <style:table-column-properties fo:break-before="auto" style:column-width="19.5pt"/>
    </style:style>
    <style:style style:name="co38" style:family="table-column">
      <style:table-column-properties fo:break-before="auto" style:column-width="25.99pt"/>
    </style:style>
    <style:style style:name="co39" style:family="table-column">
      <style:table-column-properties fo:break-before="auto" style:column-width="28.4pt"/>
    </style:style>
    <style:style style:name="co40" style:family="table-column">
      <style:table-column-properties fo:break-before="auto" style:column-width="99.89pt"/>
    </style:style>
    <style:style style:name="co41" style:family="table-column">
      <style:table-column-properties fo:break-before="auto" style:column-width="42.24pt"/>
    </style:style>
    <style:style style:name="co42" style:family="table-column">
      <style:table-column-properties fo:break-before="auto" style:column-width="26.79pt"/>
    </style:style>
    <style:style style:name="co43" style:family="table-column">
      <style:table-column-properties fo:break-before="auto" style:column-width="40.59pt"/>
    </style:style>
    <style:style style:name="co44" style:family="table-column">
      <style:table-column-properties fo:break-before="auto" style:column-width="46.29pt"/>
    </style:style>
    <style:style style:name="co45" style:family="table-column">
      <style:table-column-properties fo:break-before="auto" style:column-width="69pt"/>
    </style:style>
    <style:style style:name="co46" style:family="table-column">
      <style:table-column-properties fo:break-before="auto" style:column-width="54.4pt"/>
    </style:style>
    <style:style style:name="co47" style:family="table-column">
      <style:table-column-properties fo:break-before="auto" style:column-width="55.25pt"/>
    </style:style>
    <style:style style:name="co48" style:family="table-column">
      <style:table-column-properties fo:break-before="auto" style:column-width="92.61pt"/>
    </style:style>
    <style:style style:name="co49" style:family="table-column">
      <style:table-column-properties fo:break-before="auto" style:column-width="39pt"/>
    </style:style>
    <style:style style:name="co50" style:family="table-column">
      <style:table-column-properties fo:break-before="auto" style:column-width="13.8pt"/>
    </style:style>
    <style:style style:name="co51" style:family="table-column">
      <style:table-column-properties fo:break-before="auto" style:column-width="63.35pt"/>
    </style:style>
    <style:style style:name="co52" style:family="table-column">
      <style:table-column-properties fo:break-before="auto" style:column-width="131.61pt"/>
    </style:style>
    <style:style style:name="co53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5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4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62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3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1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3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6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7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79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8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199" style:family="table-cell" style:parent-style-name="Default">
      <style:table-cell-properties fo:background-color="#8fde8d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0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2" style:family="table-cell" style:parent-style-name="Default">
      <style:table-cell-properties fo:border-bottom="none" fo:background-color="#eeeeee" style:text-align-source="fix" style:repeat-content="false" fo:border-left="none" fo:padding-bottom="0.99pt" fo:padding-left="3pt" fo:padding-right="3pt" fo:padding-top="0.99pt" fo:border-right="none" fo:border-top="0.99pt dashe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03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09" style:family="table-cell" style:parent-style-name="Default">
      <style:table-cell-properties fo:background-color="#81ff7e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219" style:family="table-cell" style:parent-style-name="Default">
      <style:table-cell-properties fo:background-color="#8fde8d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8fde8d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8" style:family="table-cell" style:parent-style-name="Default">
      <style:table-cell-properties fo:border-bottom="none" fo:background-color="#eeeeee" style:text-align-source="fix" style:repeat-content="false" fo:border-left="none" fo:padding-bottom="0pt" fo:padding-left="3pt" fo:padding-right="0pt" fo:padding-top="0pt" fo:border-right="none" fo:border-top="0.99pt dashed #000000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24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248" style:family="table-cell" style:parent-style-name="Default">
      <style:table-cell-properties fo:background-color="#8fde8d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top"/>
      <style:paragraph-properties fo:text-align="end" fo:margin-left="0pt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259" style:family="table-cell" style:parent-style-name="Default">
      <style:table-cell-properties fo:background-color="#8fde8d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62" style:family="table-cell" style:parent-style-name="Default">
      <style:table-cell-properties fo:border-bottom="none" fo:background-color="#eeeeee" fo:wrap-option="wrap" fo:border-left="none" fo:padding-bottom="0.99pt" fo:padding-left="3pt" fo:padding-right="3pt" fo:padding-top="0.99pt" fo:border-right="none" fo:border-top="0.99pt dashed #000000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309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Liberation Mono1"/>
    </style:style>
    <style:style style:name="ce310" style:family="table-cell" style:parent-style-name="Default">
      <style:table-cell-properties fo:background-color="#eeeeee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3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4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315" style:family="table-cell" style:parent-style-name="Default">
      <style:table-cell-properties fo:background-color="#f6f9d4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e8f2a1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1"/>
    </style:style>
    <style:style style:name="ce319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1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418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417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72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423" style:family="table-cell" style:parent-style-name="Default">
      <style:table-cell-properties fo:border-bottom="0.06pt solid #000000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7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386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7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8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0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439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39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47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2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4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6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5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6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7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408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9" style:family="table-cell" style:parent-style-name="Default">
      <style:table-cell-properties fo:border-bottom="none" fo:background-color="#cccccc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0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11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61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508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order-bottom="none" fo:background-color="#eeeeee" style:text-align-source="fix" style:repeat-content="false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0" style:family="table-cell" style:parent-style-name="Default">
      <style:table-cell-properties fo:background-color="#dddddd"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3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4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5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6" style:family="table-cell" style:parent-style-name="Default">
      <style:table-cell-properties fo:border-bottom="0.06pt solid #000000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7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518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map style:condition="cell-content()!=&quot;&quot;" style:apply-style-name="Untitled1" style:base-cell-address="Maps.N1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9211e"/>
    </style:style>
    <style:style style:name="T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ee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7c7c00"/>
    </style:style>
    <style:style style:name="T8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6600"/>
    </style:style>
    <style:style style:name="T9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6b5e9b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996600"/>
    </style:style>
    <style:style style:name="T1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55215b"/>
    </style:style>
    <style:style style:name="T1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cc0000"/>
    </style:style>
    <style:style style:name="T13" style:family="text">
      <style:text-properties fo:color="#cc0000"/>
    </style:style>
    <style:style style:name="T14" style:family="text">
      <style:text-properties fo:color="#55215b"/>
    </style:style>
    <style:style style:name="T1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V structure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179"/>
        <table:table-column table:style-name="co7" table:default-cell-style-name="ce36"/>
        <table:table-column table:style-name="co8" table:default-cell-style-name="ce182"/>
        <table:table-column table:style-name="co9" table:default-cell-style-name="ce191"/>
        <table:table-column table:style-name="co10" table:default-cell-style-name="ce46"/>
        <table:table-column table:style-name="co11" table:default-cell-style-name="Default"/>
        <table:table-column table:style-name="co11" table:number-columns-repeated="54" table:default-cell-style-name="ce12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1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2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0" office:value-type="string" calcext:value-type="string">
            <text:p>MAP</text:p>
          </table:table-cell>
          <table:table-cell table:style-name="ce29" office:value-type="string" calcext:value-type="string">
            <text:p>Chunk nam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M..</text:p>
          </table:table-cell>
          <table:table-cell table:style-name="ce30" office:value-type="string" calcext:value-type="string">
            <text:p>scenario_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173" office:value-type="string" calcext:value-type="string">
            <text:p>..AP..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173" office:value-type="string" calcext:value-type="string">
            <text:p>..S</text:p>
          </table:table-cell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8" calcext:value-type="float">
            <text:p>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209" office:value-type="string" calcext:value-type="string">
            <text:p>chunks_schema</text:p>
          </table:table-cell>
          <table:table-cell table:style-name="ce183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<text:span text:style-name="T1">Total chunks </text:span><text:span text:style-name="T4">(*v149:175 – v160+:181 – MAP:24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7]=&quot;x&quot;;IF([.E8]=&quot;x&quot;;&quot;-&quot;;0);[.C7]+[.D7])" office:value-type="float" office:value="12" calcext:value-type="float">
            <text:p>12</text:p>
          </table:table-cell>
          <table:table-cell table:style-name="ce51" office:value-type="float" office:value="6000" calcext:value-type="float">
            <text:p>6000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210"/>
          <table:table-cell table:style-name="ce183"/>
          <table:table-cell table:style-name="ce192" office:value-type="string" calcext:value-type="string">
            <text:p>300 * 20-byte</text:p>
          </table:table-cell>
          <table:table-cell table:style-name="ce201" office:value-type="string" calcext:value-type="string">
            <text:p>Chunks data layou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8]=&quot;x&quot;;IF([.E9]=&quot;x&quot;;&quot;-&quot;;0);[.C8]+[.D8])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<text:span text:style-name="T1">Image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9]=&quot;x&quot;;IF([.E10]=&quot;x&quot;;&quot;-&quot;;0);[.C9]+[.D9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<text:span text:style-name="T1">Edge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0]=&quot;x&quot;;IF([.E11]=&quot;x&quot;;&quot;-&quot;;0);[.C10]+[.D10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1]=&quot;x&quot;;IF([.E12]=&quot;x&quot;;&quot;-&quot;;0);[.C11]+[.D11])" office:value-type="string" office:string-value="-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1">4-byte </text:span><text:span text:style-name="T2">grid</text:span></text:p>
          </table:table-cell>
          <table:table-cell table:style-name="ce44" office:value-type="string" calcext:value-type="string">
            <text:p><text:span text:style-name="T1">Terrain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2]=&quot;x&quot;;IF([.E13]=&quot;x&quot;;&quot;-&quot;;0);[.C12]+[.D12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3]=&quot;x&quot;;IF([.E14]=&quot;x&quot;;&quot;-&quot;;0);[.C13]+[.D13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05"/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4]=&quot;x&quot;;IF([.E15]=&quot;x&quot;;&quot;-&quot;;0);[.C14]+[.D14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<text:span text:style-name="T1">Bitfields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]=&quot;x&quot;;IF([.E16]=&quot;x&quot;;&quot;-&quot;;0);[.C15]+[.D15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table:formula="of:=IF([.E16]=&quot;x&quot;;IF([.E17]=&quot;x&quot;;&quot;-&quot;;0);[.C16]+[.D16])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177" office:value-type="string" calcext:value-type="string">
            <text:p>y</text:p>
          </table:table-cell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7]=&quot;x&quot;;IF([.E18]=&quot;x&quot;;&quot;-&quot;;0);[.C17]+[.D17])" office:value-type="float" office:value="51984" calcext:value-type="float">
            <text:p>51984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8]=&quot;x&quot;;IF([.E19]=&quot;x&quot;;&quot;-&quot;;0);[.C18]+[.D18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05" office:value-type="string" calcext:value-type="string">
            <text:p>y*!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<text:span text:style-name="T1">Elevation grid </text:span><text:span text:style-name="T4">(*uncompressed in MAP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9]=&quot;x&quot;;IF([.E20]=&quot;x&quot;;&quot;-&quot;;0);[.C19]+[.D19])" office:value-type="string" office:string-value="-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1">2-byte </text:span><text:span text:style-name="T2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0]=&quot;x&quot;;IF([.E21]=&quot;x&quot;;&quot;-&quot;;0);[.C20]+[.D20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1]=&quot;x&quot;;IF([.E22]=&quot;x&quot;;&quot;-&quot;;0);[.C21]+[.D21])" office:value-type="string" office:string-value="-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1">1-byte </text:span><text:span text:style-name="T2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2]=&quot;x&quot;;IF([.E23]=&quot;x&quot;;&quot;-&quot;;0);[.C22]+[.D22])" office:value-type="string" office:string-value="-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3]=&quot;x&quot;;IF([.E24]=&quot;x&quot;;&quot;-&quot;;0);[.C23]+[.D23])" office:value-type="string" office:string-value="-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 office:value-type="string" calcext:value-type="string">
            <text:p>1000 * 2-byte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4]=&quot;x&quot;;IF([.E25]=&quot;x&quot;;&quot;-&quot;;0);[.C24]+[.D24])" office:value-type="string" office:string-value="-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 office:value-type="string" calcext:value-type="string">
            <text:p>500,000 bytes</text:p>
          </table:table-cell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5]=&quot;x&quot;;IF([.E26]=&quot;x&quot;;&quot;-&quot;;0);[.C25]+[.D25])" office:value-type="string" office:string-value="-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 office:value-type="string" calcext:value-type="string">
            <text:p>50 * 114-byte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table:formula="of:=IF([.E26]=&quot;x&quot;;IF([.E27]=&quot;x&quot;;&quot;-&quot;;0);[.C26]+[.D26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formations_info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used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7]=&quot;x&quot;;IF([.E28]=&quot;x&quot;;&quot;-&quot;;0);[.C27]+[.D27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Last formation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8]=&quot;x&quot;;IF([.E29]=&quot;x&quot;;&quot;-&quot;;0);[.C28]+[.D28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29]=&quot;x&quot;;IF([.E30]=&quot;x&quot;;&quot;-&quot;;0);[.C29]+[.D29])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 office:value-type="string" calcext:value-type="string">
            <text:p>2 * 18904-byte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 office:value-type="string" calcext:value-type="string">
            <text:p>#4</text:p>
          </table:table-cell>
          <table:table-cell table:style-name="ce24" table:formula="of:=IF([.E30]=&quot;x&quot;;IF([.E31]=&quot;x&quot;;&quot;-&quot;;0);[.C30]+[.D30])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150"/>
          <table:table-cell table:style-name="ce178"/>
          <table:table-cell table:style-name="ce211" office:value-type="string" calcext:value-type="string">
            <text:p>city_data_extra</text:p>
          </table:table-cell>
          <table:table-cell table:style-name="ce185" office:value-type="string" calcext:value-type="string">
            <text:p>i16</text:p>
          </table:table-cell>
          <table:table-cell table:style-name="ce193"/>
          <table:table-cell table:style-name="ce47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31]=&quot;x&quot;;IF([.E32]=&quot;x&quot;;&quot;-&quot;;0);[.C31]+[.D31])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150"/>
          <table:table-cell table:style-name="ce178"/>
          <table:table-cell table:style-name="ce211"/>
          <table:table-cell table:style-name="ce185" office:value-type="string" calcext:value-type="string">
            <text:p>i16</text:p>
          </table:table-cell>
          <table:table-cell table:style-name="ce193"/>
          <table:table-cell table:style-name="ce47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2]=&quot;x&quot;;IF([.E33]=&quot;x&quot;;&quot;-&quot;;0);[.C32]+[.D32])" office:value-type="float" office:value="4" calcext:value-type="float">
            <text:p>4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3]=&quot;x&quot;;IF([.E34]=&quot;x&quot;;&quot;-&quot;;0);[.C33]+[.D33])" office:value-type="float" office:value="36" calcext:value-type="float">
            <text:p>36</text:p>
          </table:table-cell>
          <table:table-cell table:style-name="ce21" office:value-type="float" office:value="32" calcext:value-type="float">
            <text:p>32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4]=&quot;x&quot;;IF([.E35]=&quot;x&quot;;&quot;-&quot;;0);[.C34]+[.D34])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/>
          <table:table-cell table:style-name="ce189"/>
          <table:table-cell table:style-name="ce44" office:value-type="string" calcext:value-type="string">
            <text:p>City faction ID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table:formula="of:=IF([.E35]=&quot;x&quot;;IF([.E36]=&quot;x&quot;;&quot;-&quot;;0);[.C35]+[.D35])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table:formula="of:=IF([.E36]=&quot;x&quot;;IF([.E37]=&quot;x&quot;;&quot;-&quot;;0);[.C36]+[.D36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7]=&quot;x&quot;;IF([.E38]=&quot;x&quot;;&quot;-&quot;;0);[.C37]+[.D37])" office:value-type="float" office:value="4" calcext:value-type="float">
            <text:p>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game_tim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tic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8]=&quot;x&quot;;IF([.E39]=&quot;x&quot;;&quot;-&quot;;0);[.C38]+[.D38])" office:value-type="float" office:value="8" calcext:value-type="float">
            <text:p>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da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39]=&quot;x&quot;;IF([.E40]=&quot;x&quot;;&quot;-&quot;;0);[.C39]+[.D39])" office:value-type="float" office:value="12" calcext:value-type="float">
            <text:p>1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mon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0]=&quot;x&quot;;IF([.E41]=&quot;x&quot;;&quot;-&quot;;0);[.C40]+[.D40])" office:value-type="float" office:value="16" calcext:value-type="float">
            <text:p>1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rrent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1]=&quot;x&quot;;IF([.E42]=&quot;x&quot;;&quot;-&quot;;0);[.C41]+[.D41])" office:value-type="float" office:value="20" calcext:value-type="float">
            <text:p>2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Total game d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2]=&quot;x&quot;;IF([.E43]=&quot;x&quot;;&quot;-&quot;;0);[.C42]+[.D42])" office:value-type="float" office:value="24" calcext:value-type="float">
            <text:p>2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table:formula="of:=IF([.E43]=&quot;x&quot;;IF([.E44]=&quot;x&quot;;&quot;-&quot;;0);[.C43]+[.D43])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150"/>
          <table:table-cell table:style-name="ce178"/>
          <table:table-cell table:style-name="ce211"/>
          <table:table-cell table:style-name="ce185"/>
          <table:table-cell table:style-name="ce193"/>
          <table:table-cell table:style-name="ce47" office:value-type="string" calcext:value-type="string">
            <text:p><text:span text:style-name="T1">??? </text:span><text:span text:style-name="T5">&lt;28648 : 24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4]=&quot;x&quot;;IF([.E45]=&quot;x&quot;;&quot;-&quot;;0);[.C44]+[.D44])" office:value-type="float" office:value="32" calcext:value-type="float">
            <text:p>3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random_iv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5]=&quot;x&quot;;IF([.E46]=&quot;x&quot;;&quot;-&quot;;0);[.C45]+[.D45])" office:value-type="float" office:value="36" calcext:value-type="float">
            <text:p>3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Random seed (iv)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6]=&quot;x&quot;;IF([.E47]=&quot;x&quot;;&quot;-&quot;;0);[.C46]+[.D46])" office:value-type="float" office:value="40" calcext:value-type="float">
            <text:p>4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 office:value-type="string" calcext:value-type="string">
            <text:p>city_view_camera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x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47]=&quot;x&quot;;IF([.E48]=&quot;x&quot;;&quot;-&quot;;0);[.C47]+[.D47])" office:value-type="float" office:value="44" calcext:value-type="float">
            <text:p>4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0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position y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style-name="ce24" table:formula="of:=IF([.E48]=&quot;x&quot;;IF([.E49]=&quot;x&quot;;&quot;-&quot;;0);[.C48]+[.D48])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49]=&quot;x&quot;;IF([.E50]=&quot;x&quot;;&quot;-&quot;;0);[.C49]+[.D49])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empire_map_params</text:p>
          </table:table-cell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<text:span text:style-name="T1">Empire map scroll x</text:span><text:span text:style-name="T6"> </text:span><text:span text:style-name="T7">&lt;28284 : 84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0]=&quot;x&quot;;IF([.E51]=&quot;x&quot;;&quot;-&quot;;0);[.C50]+[.D50])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<text:span text:style-name="T1">Empire map scroll y</text:span><text:span text:style-name="T7"> &lt;28284 : 80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style-name="ce24" table:formula="of:=IF([.E51]=&quot;x&quot;;IF([.E52]=&quot;x&quot;;&quot;-&quot;;0);[.C51]+[.D51])"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/>
          <table:table-cell office:value-type="string" calcext:value-type="string">
            <text:p>i32</text:p>
          </table:table-cell>
          <table:table-cell/>
          <table:table-cell office:value-type="string" calcext:value-type="string">
            <text:p>Empire map selected object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52]=&quot;x&quot;;IF([.E53]=&quot;x&quot;;&quot;-&quot;;0);[.C52]+[.D52])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76"/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 office:value-type="string" calcext:value-type="string">
            <text:p>61 * 106-byte</text:p>
          </table:table-cell>
          <table:table-cell table:style-name="ce201" office:value-type="string" calcext:value-type="string">
            <text:p>Empire cities structs (for game log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table:style-name="ce24" table:formula="of:=IF([.E53]=&quot;x&quot;;IF([.E54]=&quot;x&quot;;&quot;-&quot;;0);[.C53]+[.D53])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5" office:value-type="string" calcext:value-type="string">
            <text:p>building_count_industry</text:p>
          </table:table-cell>
          <table:table-cell/>
          <table:table-cell office:value-type="string" calcext:value-type="string">
            <text:p>36 * 4-byte</text:p>
          </table:table-cell>
          <table:table-cell office:value-type="string" calcext:value-type="string">
            <text:p>??? (industry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4]=&quot;x&quot;;IF([.E55]=&quot;x&quot;;&quot;-&quot;;0);[.C54]+[.D54])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table:style-name="ce35"/>
          <table:table-cell/>
          <table:table-cell office:value-type="string" calcext:value-type="string">
            <text:p>36 * 4-byte</text:p>
          </table:table-cell>
          <table:table-cell office:value-type="string" calcext:value-type="string">
            <text:p><text:span text:style-name="T1">??? </text:span><text:span text:style-name="T8">&lt;28646 : 152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55]=&quot;x&quot;;IF([.E56]=&quot;x&quot;;&quot;-&quot;;0);[.C55]+[.D55])" office:value-type="float" office:value="288" calcext:value-type="float">
            <text:p>288</text:p>
          </table:table-cell>
          <table:table-cell table:style-name="ce51" office:value-type="float" office:value="288" calcext:value-type="float">
            <text:p>288</text:p>
          </table:table-cell>
          <table:table-cell table:style-name="ce149"/>
          <table:table-cell table:style-name="ce149" office:value-type="string" calcext:value-type="string">
            <text:p>y*!!</text:p>
          </table:table-cell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 office:value-type="string" calcext:value-type="string">
            <text:p>36 * 8-byte</text:p>
          </table:table-cell>
          <table:table-cell table:style-name="ce201" office:value-type="string" calcext:value-type="string">
            <text:p><text:span text:style-name="T1">Trade prices </text:span><text:span text:style-name="T4">(*at the end of the file in MAP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table:style-name="ce24" table:formula="of:=IF([.E56]=&quot;x&quot;;IF([.E57]=&quot;x&quot;;&quot;-&quot;;0);[.C56]+[.D56])"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ce35" office:value-type="string" calcext:value-type="string">
            <text:p>figure_names</text:p>
          </table:table-cell>
          <table:table-cell/>
          <table:table-cell office:value-type="string" calcext:value-type="string">
            <text:p>21 * 4-byte</text:p>
          </table:table-cell>
          <table:table-cell office:value-type="string" calcext:value-type="string">
            <text:p><text:span text:style-name="T1">Figure names </text:span><text:span text:style-name="T9">&lt;51016 : 8-8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57]=&quot;x&quot;;IF([.E58]=&quot;x&quot;;&quot;-&quot;;0);[.C57]+[.D57])" office:value-type="float" office:value="660" calcext:value-type="float">
            <text:p>660</text:p>
          </table:table-cell>
          <table:table-cell table:style-name="ce21" office:value-type="float" office:value="1592" calcext:value-type="float">
            <text:p>1592</text:p>
          </table:table-cell>
          <table:table-cell table:style-name="ce105"/>
          <table:table-cell table:style-name="ce173" office:value-type="string" calcext:value-type="string">
            <text:p>y</text:p>
          </table:table-cell>
          <table:table-cell table:style-name="ce39" office:value-type="string" calcext:value-type="string">
            <text:p>scenario_info</text:p>
          </table:table-cell>
          <table:table-cell table:style-name="ce180"/>
          <table:table-cell table:style-name="ce189"/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-group table:display="false"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60" calcext:value-type="float">
              <text:p>66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Starting year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62" calcext:value-type="float">
              <text:p>662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/>
            <table:table-cell table:style-name="ce24" office:value-type="float" office:value="664" calcext:value-type="float">
              <text:p>664</text:p>
            </table:table-cell>
            <table:table-cell office:value-type="float" office:value="2" calcext:value-type="float">
              <text:p>2</text:p>
            </table:table-cell>
            <table:table-cell/>
            <table:table-cell office:value-type="string" calcext:value-type="string">
              <text:p>y</text:p>
            </table:table-cell>
            <table:table-cell/>
            <table:table-cell office:value-type="string" calcext:value-type="string">
              <text:p>i16</text:p>
            </table:table-cell>
            <table:table-cell/>
            <table:table-cell office:value-type="string" calcext:value-type="string">
              <text:p>Empire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66" calcext:value-type="float">
              <text:p>666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32</text:p>
            </table:table-cell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70" calcext:value-type="float">
              <text:p>670</text:p>
            </table:table-cell>
            <table:table-cell table:style-name="ce51" office:value-type="float" office:value="10" calcext:value-type="float">
              <text:p>10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 office:value-type="string" calcext:value-type="string">
              <text:p>5 * 2-byte</text:p>
            </table:table-cell>
            <table:table-cell table:style-name="ce201" office:value-type="string" calcext:value-type="string">
              <text:p>Gods status (unknown, local deity, patron go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80" calcext:value-type="float">
              <text:p>680</text:p>
            </table:table-cell>
            <table:table-cell table:style-name="ce22" office:value-type="float" office:value="10" calcext:value-type="float">
              <text:p>10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5 * 2-byte</text:p>
            </table:table-cell>
            <table:table-cell table:style-name="ce45" office:value-type="string" calcext:value-type="string">
              <text:p>??? (something god related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90" calcext:value-type="float">
              <text:p>690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92" calcext:value-type="float">
              <text:p>69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Initial funds (not adjusted by difficulty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696" calcext:value-type="float">
              <text:p>696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Enemy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698" calcext:value-type="float">
              <text:p>698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04" calcext:value-type="float">
              <text:p>70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width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08" calcext:value-type="float">
              <text:p>70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heigh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12" calcext:value-type="float">
              <text:p>71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grid star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16" calcext:value-type="float">
              <text:p>7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ap border siz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20" calcext:value-type="float">
              <text:p>720</text:p>
            </table:table-cell>
            <table:table-cell table:style-name="ce51" office:value-type="float" office:value="64" calcext:value-type="float">
              <text:p>6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[64]</text:p>
            </table:table-cell>
            <table:table-cell table:style-name="ce192"/>
            <table:table-cell table:style-name="ce201" office:value-type="string" calcext:value-type="string">
              <text:p>Scenario subtitl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784" calcext:value-type="float">
              <text:p>784</text:p>
            </table:table-cell>
            <table:table-cell table:style-name="ce51" office:value-type="float" office:value="522" calcext:value-type="float">
              <text:p>52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[522]</text:p>
            </table:table-cell>
            <table:table-cell table:style-name="ce192"/>
            <table:table-cell table:style-name="ce201" office:value-type="string" calcext:value-type="string">
              <text:p>Brief description of scenario (unused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06" calcext:value-type="float">
              <text:p>1306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Image ID (scenario thumbnail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08" calcext:value-type="float">
              <text:p>1308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Open pla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10" calcext:value-type="float">
              <text:p>131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Initial player rank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12" calcext:value-type="float">
              <text:p>1312</text:p>
            </table:table-cell>
            <table:table-cell table:style-name="ce54" office:value-type="float" office:value="8" calcext:value-type="float">
              <text:p>8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<text:span text:style-name="T1">4 * </text:span>2-byte</text:p>
            </table:table-cell>
            <table:table-cell table:style-name="ce259" office:value-type="string" calcext:value-type="string">
              <text:p>Herd points (predator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20" calcext:value-type="float">
              <text:p>1320</text:p>
            </table:table-cell>
            <table:table-cell table:style-name="ce54" office:value-type="float" office:value="8" calcext:value-type="float">
              <text:p>8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<text:span text:style-name="T1">4 * </text:span>2-byte</text:p>
            </table:table-cell>
            <table:table-cell table:style-name="ce259" office:value-type="string" calcext:value-type="string">
              <text:p>Herd points (predator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28" calcext:value-type="float">
              <text:p>1328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Fishing points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344" calcext:value-type="float">
              <text:p>1344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Fishing points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360" calcext:value-type="float">
              <text:p>136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Alternate animal (predator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362" calcext:value-type="float">
              <text:p>1362</text:p>
            </table:table-cell>
            <table:table-cell table:style-name="ce22" office:value-type="float" office:value="42" calcext:value-type="float">
              <text:p>4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04" calcext:value-type="float">
              <text:p>1404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land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20" calcext:value-type="float">
              <text:p>1420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sea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36" calcext:value-type="float">
              <text:p>1436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land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452" calcext:value-type="float">
              <text:p>1452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16</text:p>
            </table:table-cell>
            <table:table-cell table:style-name="ce248" office:value-type="string" calcext:value-type="string">
              <text:p>8 * 2-byte</text:p>
            </table:table-cell>
            <table:table-cell table:style-name="ce259" office:value-type="string" calcext:value-type="string">
              <text:p>Invasion points (sea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468" calcext:value-type="float">
              <text:p>1468</text:p>
            </table:table-cell>
            <table:table-cell table:style-name="ce22" office:value-type="float" office:value="36" calcext:value-type="float">
              <text:p>3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18 * 2-byte</text:p>
            </table:table-cell>
            <table:table-cell table:style-name="ce45" office:value-type="string" calcext:value-type="string">
              <text:p>??? (01 00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04" calcext:value-type="float">
              <text:p>150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rosperity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08" calcext:value-type="float">
              <text:p>150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Culture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12" calcext:value-type="float">
              <text:p>151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onument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16" calcext:value-type="float">
              <text:p>15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Kingdom rating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0" calcext:value-type="float">
              <text:p>152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Extra scenario goal 1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4" calcext:value-type="float">
              <text:p>152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Extra scenario goal 2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8" calcext:value-type="float">
              <text:p>1528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Prosperity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29" calcext:value-type="float">
              <text:p>1529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Culture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0" calcext:value-type="float">
              <text:p>1530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Monument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1" calcext:value-type="float">
              <text:p>1531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Kingdom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2" calcext:value-type="float">
              <text:p>1532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Extra goal 1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33" calcext:value-type="float">
              <text:p>1533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Extra goal 2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534" calcext:value-type="float">
              <text:p>1534</text:p>
            </table:table-cell>
            <table:table-cell table:style-name="ce22" office:value-type="float" office:value="6" calcext:value-type="float">
              <text:p>6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<text:span text:style-name="T1">??? </text:span>(unused additional win condition spaces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0" calcext:value-type="float">
              <text:p>154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Time limit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4" calcext:value-type="float">
              <text:p>15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Time limi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48" calcext:value-type="float">
              <text:p>154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Survival time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52" calcext:value-type="float">
              <text:p>1552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Survival time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56" calcext:value-type="float">
              <text:p>155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opulation goal enabled flag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560" calcext:value-type="float">
              <text:p>156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4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Population goal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4" calcext:value-type="float">
              <text:p>156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Earthquake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6" calcext:value-type="float">
              <text:p>1566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Earthquake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68" calcext:value-type="float">
              <text:p>1568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ntry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0" calcext:value-type="float">
              <text:p>1570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ntry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2" calcext:value-type="float">
              <text:p>1572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xit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574" calcext:value-type="float">
              <text:p>157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City exit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576" calcext:value-type="float">
              <text:p>1576</text:p>
            </table:table-cell>
            <table:table-cell table:style-name="ce22" office:value-type="float" office:value="28" calcext:value-type="float">
              <text:p>28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 office:value-type="string" calcext:value-type="string">
              <text:p>i16</text:p>
            </table:table-cell>
            <table:table-cell table:style-name="ce190" office:value-type="string" calcext:value-type="string">
              <text:p>14 * 2-byte</text:p>
            </table:table-cell>
            <table:table-cell table:style-name="ce45" office:value-type="string" calcext:value-type="string">
              <text:p>??? (coords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04" calcext:value-type="float">
              <text:p>1604</text:p>
            </table:table-cell>
            <table:table-cell table:style-name="ce22" office:value-type="float" office:value="4" calcext:value-type="float">
              <text:p>4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 office:value-type="string" calcext:value-type="string">
              <text:p>i16</text:p>
            </table:table-cell>
            <table:table-cell table:style-name="ce190" office:value-type="string" calcext:value-type="string">
              <text:p>2 * 2-byte</text:p>
            </table:table-cell>
            <table:table-cell table:style-name="ce45" office:value-type="string" calcext:value-type="string">
              <text:p>??? (coords?) (58, 64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08" calcext:value-type="float">
              <text:p>1608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ntry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0" calcext:value-type="float">
              <text:p>1610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<text:span text:style-name="T1">River entry</text:span>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2" calcext:value-type="float">
              <text:p>1612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xit point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14" calcext:value-type="float">
              <text:p>1614</text:p>
            </table:table-cell>
            <table:table-cell table:style-name="ce54" office:value-type="float" office:value="2" calcext:value-type="float">
              <text:p>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16</text:p>
            </table:table-cell>
            <table:table-cell table:style-name="ce248"/>
            <table:table-cell table:style-name="ce259" office:value-type="string" calcext:value-type="string">
              <text:p>River exit point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16" calcext:value-type="float">
              <text:p>1616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Debt bailout money (“Pharaoh Gift”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0" calcext:value-type="float">
              <text:p>1620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25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4" calcext:value-type="float">
              <text:p>162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50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28" calcext:value-type="float">
              <text:p>162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Milestone (75%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32" calcext:value-type="float">
              <text:p>1632</text:p>
            </table:table-cell>
            <table:table-cell table:style-name="ce22" office:value-type="float" office:value="12" calcext:value-type="float">
              <text:p>1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 office:value-type="string" calcext:value-type="string">
              <text:p>3 * 4-byte</text:p>
            </table:table-cell>
            <table:table-cell table:style-name="ce45" office:value-type="string" calcext:value-type="string">
              <text:p>??? (usually go n, n+2, n+1497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44" calcext:value-type="float">
              <text:p>1644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8</text:p>
            </table:table-cell>
            <table:table-cell table:style-name="ce192"/>
            <table:table-cell table:style-name="ce201" office:value-type="string" calcext:value-type="string">
              <text:p>Climate ID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5" calcext:value-type="float">
              <text:p>1645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0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6" calcext:value-type="float">
              <text:p>1646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used anywhere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7" calcext:value-type="float">
              <text:p>1647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 (used anywhere?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48" calcext:value-type="float">
              <text:p>1648</text:p>
            </table:table-cell>
            <table:table-cell table:style-name="ce22" office:value-type="float" office:value="8" calcext:value-type="float">
              <text:p>8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56" calcext:value-type="float">
              <text:p>1656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Monuments set (“Era”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57" calcext:value-type="float">
              <text:p>1657</text:p>
            </table:table-cell>
            <table:table-cell table:style-name="ce51" office:value-type="float" office:value="1" calcext:value-type="float">
              <text:p>1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i16</text:p>
            </table:table-cell>
            <table:table-cell table:style-name="ce192"/>
            <table:table-cell table:style-name="ce201" office:value-type="string" calcext:value-type="string">
              <text:p>Player faction (Egypt / enemy of Egypt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58" calcext:value-type="float">
              <text:p>1658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16</text:p>
            </table:table-cell>
            <table:table-cell table:style-name="ce190"/>
            <table:table-cell table:style-name="ce45" office:value-type="string" calcext:value-type="string">
              <text:p>??? (-1 or -31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659" calcext:value-type="float">
              <text:p>1659</text:p>
            </table:table-cell>
            <table:table-cell table:style-name="ce22" office:value-type="float" office:value="1" calcext:value-type="float">
              <text:p>1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3"/>
            <table:table-cell table:style-name="ce181" office:value-type="string" calcext:value-type="string">
              <text:p>i16</text:p>
            </table:table-cell>
            <table:table-cell table:style-name="ce190"/>
            <table:table-cell table:style-name="ce45" office:value-type="string" calcext:value-type="string">
              <text:p>??? (-1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60" calcext:value-type="float">
              <text:p>1660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16 * 4-byte</text:p>
            </table:table-cell>
            <table:table-cell table:style-name="ce259" office:value-type="string" calcext:value-type="string">
              <text:p>Herd points (prey)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676" calcext:value-type="float">
              <text:p>1676</text:p>
            </table:table-cell>
            <table:table-cell table:style-name="ce54" office:value-type="float" office:value="16" calcext:value-type="float">
              <text:p>16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20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16 * 4-byte</text:p>
            </table:table-cell>
            <table:table-cell table:style-name="ce259" office:value-type="string" calcext:value-type="string">
              <text:p>Herd points (prey)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692" calcext:value-type="float">
              <text:p>1692</text:p>
            </table:table-cell>
            <table:table-cell table:style-name="ce51" office:value-type="float" office:value="228" calcext:value-type="float">
              <text:p>228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16</text:p>
            </table:table-cell>
            <table:table-cell table:style-name="ce192" office:value-type="string" calcext:value-type="string">
              <text:p>114 * 2-byte</text:p>
            </table:table-cell>
            <table:table-cell table:style-name="ce201" office:value-type="string" calcext:value-type="string">
              <text:p>Allowed buildings flags (see offsets in table below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920" calcext:value-type="float">
              <text:p>1920</text:p>
            </table:table-cell>
            <table:table-cell table:style-name="ce54" office:value-type="float" office:value="12" calcext:value-type="float">
              <text:p>1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3 * 4-byte</text:p>
            </table:table-cell>
            <table:table-cell table:style-name="ce259" office:value-type="string" calcext:value-type="string">
              <text:p>Disembark points x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4"/>
            <table:table-cell table:style-name="ce54" office:value-type="float" office:value="1932" calcext:value-type="float">
              <text:p>1932</text:p>
            </table:table-cell>
            <table:table-cell table:style-name="ce54" office:value-type="float" office:value="12" calcext:value-type="float">
              <text:p>12</text:p>
            </table:table-cell>
            <table:table-cell table:style-name="ce163"/>
            <table:table-cell table:style-name="ce199" office:value-type="string" calcext:value-type="string">
              <text:p>y</text:p>
            </table:table-cell>
            <table:table-cell table:style-name="ce219"/>
            <table:table-cell table:style-name="ce238" office:value-type="string" calcext:value-type="string">
              <text:p>i32</text:p>
            </table:table-cell>
            <table:table-cell table:style-name="ce248" office:value-type="string" calcext:value-type="string">
              <text:p>3 * 4-byte</text:p>
            </table:table-cell>
            <table:table-cell table:style-name="ce259" office:value-type="string" calcext:value-type="string">
              <text:p>Disembark points y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44" calcext:value-type="float">
              <text:p>19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/>
            <table:table-cell table:style-name="ce201" office:value-type="string" calcext:value-type="string">
              <text:p>Interest rate on debt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48" calcext:value-type="float">
              <text:p>1948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1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0" calcext:value-type="float">
              <text:p>1950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2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2" calcext:value-type="float">
              <text:p>1952</text:p>
            </table:table-cell>
            <table:table-cell table:style-name="ce51" office:value-type="float" office:value="2" calcext:value-type="float">
              <text:p>2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 office:value-type="string" calcext:value-type="string">
              <text:p>u16</text:p>
            </table:table-cell>
            <table:table-cell table:style-name="ce192"/>
            <table:table-cell table:style-name="ce201" office:value-type="string" calcext:value-type="string">
              <text:p>Available monument 3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22"/>
            <table:table-cell table:style-name="ce22" office:value-type="float" office:value="1954" calcext:value-type="float">
              <text:p>1954</text:p>
            </table:table-cell>
            <table:table-cell table:style-name="ce22" office:value-type="float" office:value="2" calcext:value-type="float">
              <text:p>2</text:p>
            </table:table-cell>
            <table:table-cell table:style-name="ce139"/>
            <table:table-cell table:style-name="ce198" office:value-type="string" calcext:value-type="string">
              <text:p>y</text:p>
            </table:table-cell>
            <table:table-cell table:style-name="ce37"/>
            <table:table-cell table:style-name="ce181"/>
            <table:table-cell table:style-name="ce190"/>
            <table:table-cell table:style-name="ce45" office:value-type="string" calcext:value-type="string">
              <text:p>???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1956" calcext:value-type="float">
              <text:p>1956</text:p>
            </table:table-cell>
            <table:table-cell table:style-name="ce51" office:value-type="float" office:value="144" calcext:value-type="float">
              <text:p>14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 office:value-type="string" calcext:value-type="string">
              <text:p>36 * 4-byte</text:p>
            </table:table-cell>
            <table:table-cell table:style-name="ce201" office:value-type="string" calcext:value-type="string">
              <text:p>Burial provisions (require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100" calcext:value-type="float">
              <text:p>2100</text:p>
            </table:table-cell>
            <table:table-cell table:style-name="ce51" office:value-type="float" office:value="144" calcext:value-type="float">
              <text:p>14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4"/>
            <table:table-cell table:style-name="ce183" office:value-type="string" calcext:value-type="string">
              <text:p>i32</text:p>
            </table:table-cell>
            <table:table-cell table:style-name="ce192" office:value-type="string" calcext:value-type="string">
              <text:p>36 * 4-byte</text:p>
            </table:table-cell>
            <table:table-cell table:style-name="ce201" office:value-type="string" calcext:value-type="string">
              <text:p>Burial provisions (dispatched)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244" calcext:value-type="float">
              <text:p>2244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/>
            <table:table-cell table:style-name="ce201" office:value-type="string" calcext:value-type="string">
              <text:p>Current Pharaoh</text:p>
            </table:table-cell>
            <table:table-cell table:style-name="ce14"/>
            <table:table-cell table:number-columns-repeated="56"/>
          </table:table-row>
          <table:table-row table:style-name="ro1" table:visibility="collapse">
            <table:table-cell table:style-name="ce3"/>
            <table:table-cell table:style-name="ce51"/>
            <table:table-cell table:style-name="ce51" office:value-type="float" office:value="2248" calcext:value-type="float">
              <text:p>2248</text:p>
            </table:table-cell>
            <table:table-cell table:style-name="ce51" office:value-type="float" office:value="4" calcext:value-type="float">
              <text:p>4</text:p>
            </table:table-cell>
            <table:table-cell table:style-name="ce149"/>
            <table:table-cell table:style-name="ce176" office:value-type="string" calcext:value-type="string">
              <text:p>y</text:p>
            </table:table-cell>
            <table:table-cell table:style-name="ce167"/>
            <table:table-cell table:style-name="ce183"/>
            <table:table-cell table:style-name="ce192"/>
            <table:table-cell table:style-name="ce201" office:value-type="string" calcext:value-type="string">
              <text:p>Player incarnation (numerals)</text:p>
            </table:table-cell>
            <table:table-cell table:style-name="ce14"/>
            <table:table-cell table:number-columns-repeated="56"/>
          </table:table-row>
        </table:table-row-group>
        <table:table-row table:style-name="ro1">
          <table:table-cell table:style-name="ce3"/>
          <table:table-cell table:style-name="ce21"/>
          <table:table-cell table:style-name="ce21" table:formula="of:=IF([.E147]=&quot;x&quot;;IF([.E148]=&quot;x&quot;;&quot;-&quot;;0);[.C147]+[.D147])" office:value-type="float" office:value="2252" calcext:value-type="float">
            <text:p>225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1" office:value-type="string" calcext:value-type="string">
            <text:p>max_yea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Max year (starting year + 1000000 unless time limit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48]=&quot;x&quot;;IF([.E149]=&quot;x&quot;;&quot;-&quot;;0);[.C148]+[.D148])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table:formula="of:=IF([.E149]=&quot;x&quot;;IF([.E150]=&quot;x&quot;;&quot;-&quot;;0);[.C149]+[.D149])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173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0]=&quot;x&quot;;IF([.E151]=&quot;x&quot;;&quot;-&quot;;0);[.C150]+[.D150])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(census)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1]=&quot;x&quot;;IF([.E152]=&quot;x&quot;;&quot;-&quot;;0);[.C151]+[.D151])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20 * 4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2]=&quot;x&quot;;IF([.E153]=&quot;x&quot;;&quot;-&quot;;0);[.C152]+[.D152])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173"/>
          <table:table-cell table:style-name="ce39"/>
          <table:table-cell table:style-name="ce180"/>
          <table:table-cell table:style-name="ce189" office:value-type="string" calcext:value-type="string">
            <text:p>20 * 4-byte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3]=&quot;x&quot;;IF([.E154]=&quot;x&quot;;&quot;-&quot;;0);[.C153]+[.D153])" office:value-type="float" office:value="182" calcext:value-type="float">
            <text:p>18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ilding_burning_list_info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Total burning buildings </text:span><text:span text:style-name="T5">&lt;28648 : 56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4]=&quot;x&quot;;IF([.E155]=&quot;x&quot;;&quot;-&quot;;0);[.C154]+[.D154])" office:value-type="float" office:value="186" calcext:value-type="float">
            <text:p>186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ize of burning buildings (?) </text:span><text:span text:style-name="T5">&lt;28648 : 52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5]=&quot;x&quot;;IF([.E156]=&quot;x&quot;;&quot;-&quot;;0);[.C155]+[.D155])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Figures sequence phase </text:span><text:span text:style-name="T9">&lt;51016 : 116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6]=&quot;x&quot;;IF([.E157]=&quot;x&quot;;&quot;-&quot;;0);[.C156]+[.D156])" office:value-type="float" office:value="194" calcext:value-type="float">
            <text:p>19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cenario_carry_settings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kingdom rating </text:span><text:span text:style-name="T10">&lt;55936 : 0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7]=&quot;x&quot;;IF([.E158]=&quot;x&quot;;&quot;-&quot;;0);[.C157]+[.D157])" office:value-type="float" office:value="198" calcext:value-type="float">
            <text:p>19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personal savings </text:span><text:span text:style-name="T10">&lt;55936 : 4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table:formula="of:=IF([.E158]=&quot;x&quot;;IF([.E159]=&quot;x&quot;;&quot;-&quot;;0);[.C158]+[.D158])" office:value-type="float" office:value="202" calcext:value-type="float">
            <text:p>202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Starting player rank </text:span><text:span text:style-name="T10">&lt;55936 : 8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59]=&quot;x&quot;;IF([.E160]=&quot;x&quot;;&quot;-&quot;;0);[.C159]+[.D159])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 office:value-type="string" calcext:value-type="string">
            <text:p>101 * 32-byte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8</text:p>
          </table:table-cell>
          <table:table-cell table:style-name="ce21" table:formula="of:=IF([.E160]=&quot;x&quot;;IF([.E161]=&quot;x&quot;;&quot;-&quot;;0);[.C160]+[.D160])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scenario_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<text:span text:style-name="T1">Custom scenario flag </text:span><text:span text:style-name="T10">&lt;55936 : 1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1]=&quot;x&quot;;IF([.E162]=&quot;x&quot;;&quot;-&quot;;0);[.C161]+[.D161])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173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 office:value-type="string" calcext:value-type="string">
            <text:p>70 * 128-byte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2]=&quot;x&quot;;IF([.E163]=&quot;x&quot;;&quot;-&quot;;0);[.C162]+[.D162])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3]=&quot;x&quot;;IF([.E164]=&quot;x&quot;;&quot;-&quot;;0);[.C163]+[.D163])" office:value-type="float" office:value="8968" calcext:value-type="float">
            <text:p>8968</text:p>
          </table:table-cell>
          <table:table-cell table:style-name="ce21" office:value-type="float" office:value="8800" calcext:value-type="float">
            <text:p>8800</text:p>
          </table:table-cell>
          <table:table-cell table:style-name="ce105"/>
          <table:table-cell table:style-name="ce173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 office:value-type="string" calcext:value-type="string">
            <text:p>100 * 88-byte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4]=&quot;x&quot;;IF([.E165]=&quot;x&quot;;&quot;-&quot;;0);[.C164]+[.D164])" office:value-type="float" office:value="17768" calcext:value-type="float">
            <text:p>177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173"/>
          <table:table-cell table:style-name="ce39"/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Next free index for trader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5]=&quot;x&quot;;IF([.E166]=&quot;x&quot;;&quot;-&quot;;0);[.C165]+[.D165])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 office:value-type="string" calcext:value-type="string">
            <text:p>500 * 2-byte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6]=&quot;x&quot;;IF([.E167]=&quot;x&quot;;&quot;-&quot;;0);[.C166]+[.D166])" office:value-type="string" office:string-value="-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 office:value-type="string" calcext:value-type="string">
            <text:p>500 * 2-byte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table:formula="of:=IF([.E167]=&quot;x&quot;;IF([.E168]=&quot;x&quot;;&quot;-&quot;;0);[.C167]+[.D167])" office:value-type="string" office:string-value="-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173"/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 office:value-type="string" calcext:value-type="string">
            <text:p>4000 * 2-byt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 office:value-type="string" calcext:value-type="string">
            <text:p>#9</text:p>
          </table:table-cell>
          <table:table-cell table:style-name="ce22" table:formula="of:=IF([.E168]=&quot;x&quot;;IF([.E169]=&quot;x&quot;;&quot;-&quot;;0);[.C168]+[.D168])" office:value-type="float" office:value="0" calcext:value-type="float">
            <text:p>0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7 <text:s text:c="22"/>a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9 * 4-byte</text:p>
          </table:table-cell>
          <table:table-cell table:style-name="ce45" office:value-type="string" calcext:value-type="string">
            <text:p><text:span text:style-name="T1">??? </text:span><text:span text:style-name="T5">&lt;28648 : 64-100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69]=&quot;x&quot;;IF([.E170]=&quot;x&quot;;&quot;-&quot;;0);[.C169]+[.D169])" office:value-type="float" office:value="36" calcext:value-type="float">
            <text:p>36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98"/>
          <table:table-cell table:style-name="ce170" office:value-type="string" calcext:value-type="string">
            <text:p><text:s text:c="28"/>b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5 * 4-byte</text:p>
          </table:table-cell>
          <table:table-cell table:style-name="ce45" office:value-type="string" calcext:value-type="string">
            <text:p><text:span text:style-name="T1">??? </text:span><text:span text:style-name="T11">&lt;51015 : 180-196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70]=&quot;x&quot;;IF([.E171]=&quot;x&quot;;&quot;-&quot;;0);[.C170]+[.D170])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76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71]=&quot;x&quot;;IF([.E172]=&quot;x&quot;;&quot;-&quot;;0);[.C171]+[.D171])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8"/>
          <table:table-cell table:style-name="ce38" office:value-type="string" calcext:value-type="string">
            <text:p>trade_routes_limits</text:p>
          </table:table-cell>
          <table:table-cell table:style-name="ce185"/>
          <table:table-cell table:style-name="ce193" office:value-type="string" calcext:value-type="string">
            <text:p>20 * 144-byte</text:p>
          </table:table-cell>
          <table:table-cell table:style-name="ce47" office:value-type="string" calcext:value-type="string">
            <text:p>Trade routes - limi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4"/>
          <table:table-cell table:style-name="ce24" table:formula="of:=IF([.E172]=&quot;x&quot;;IF([.E173]=&quot;x&quot;;&quot;-&quot;;0);[.C172]+[.D172])" office:value-type="string" office:string-value="-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178"/>
          <table:table-cell table:style-name="ce38" office:value-type="string" calcext:value-type="string">
            <text:p>trade_routes_traded</text:p>
          </table:table-cell>
          <table:table-cell table:style-name="ce185"/>
          <table:table-cell table:style-name="ce193" office:value-type="string" calcext:value-type="string">
            <text:p>20 * 144-byte</text:p>
          </table:table-cell>
          <table:table-cell table:style-name="ce47" office:value-type="string" calcext:value-type="string">
            <text:p><text:span text:style-name="T1">Trade routes - traded so far </text:span><text:span text:style-name="T7">&lt;28284 : 11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table:formula="of:=IF([.E173]=&quot;x&quot;;IF([.E174]=&quot;x&quot;;&quot;-&quot;;0);[.C173]+[.D173])" office:value-type="float" office:value="0" calcext:value-type="float">
            <text:p>0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 office:value-type="string" calcext:value-type="string">
            <text:p>routing_stats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4]=&quot;x&quot;;IF([.E175]=&quot;x&quot;;&quot;-&quot;;0);[.C174]+[.D174])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 (reset to 0 at the start of a map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5]=&quot;x&quot;;IF([.E176]=&quot;x&quot;;&quot;-&quot;;0);[.C175]+[.D175])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6]=&quot;x&quot;;IF([.E177]=&quot;x&quot;;&quot;-&quot;;0);[.C176]+[.D176])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 (keeps increasing – figure-related cache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7]=&quot;x&quot;;IF([.E178]=&quot;x&quot;;&quot;-&quot;;0);[.C177]+[.D177])" office:value-type="float" office:value="16" calcext:value-type="float">
            <text:p>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 (keeps increasing – figure-related cache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78]=&quot;x&quot;;IF([.E179]=&quot;x&quot;;&quot;-&quot;;0);[.C178]+[.D178])" office:value-type="float" office:value="20" calcext:value-type="float">
            <text:p>20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79]=&quot;x&quot;;IF([.E180]=&quot;x&quot;;&quot;-&quot;;0);[.C179]+[.D179])" office:value-type="float" office:value="24" calcext:value-type="float">
            <text:p>24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 (kinda look like coords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0]=&quot;x&quot;;IF([.E181]=&quot;x&quot;;&quot;-&quot;;0);[.C180]+[.D180])" office:value-type="float" office:value="32" calcext:value-type="float">
            <text:p>3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 (kinda look like coord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1]=&quot;x&quot;;IF([.E182]=&quot;x&quot;;&quot;-&quot;;0);[.C181]+[.D181])" office:value-type="float" office:value="40" calcext:value-type="float">
            <text:p>4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7">&lt;28284 : 68&gt;</text:span><text:span text:style-name="T6"> (something empire map related?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2]=&quot;x&quot;;IF([.E183]=&quot;x&quot;;&quot;-&quot;;0);[.C182]+[.D182])" office:value-type="float" office:value="42" calcext:value-type="float">
            <text:p>4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170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<text:span text:style-name="T1">??? </text:span><text:span text:style-name="T8">&lt;28646 : 16-20&gt;</text:span><text:span text:style-name="T6"> (something storage related?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83]=&quot;x&quot;;IF([.E184]=&quot;x&quot;;&quot;-&quot;;0);[.C183]+[.D183])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76"/>
          <table:table-cell table:style-name="ce164" office:value-type="string" calcext:value-type="string">
            <text:p>scenario_map_name</text:p>
          </table:table-cell>
          <table:table-cell table:style-name="ce183" office:value-type="string" calcext:value-type="string">
            <text:p>[65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table:formula="of:=IF([.E184]=&quot;x&quot;;IF([.E185]=&quot;x&quot;;&quot;-&quot;;0);[.C184]+[.D184])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178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 coord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5]=&quot;x&quot;;IF([.E186]=&quot;x&quot;;&quot;-&quot;;0);[.C185]+[.D185])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9 <text:s text:c="22"/>a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5">&lt;28648 : 96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6]=&quot;x&quot;;IF([.E187]=&quot;x&quot;;&quot;-&quot;;0);[.C186]+[.D186])" office:value-type="float" office:value="151" calcext:value-type="float">
            <text:p>151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87]=&quot;x&quot;;IF([.E188]=&quot;x&quot;;&quot;-&quot;;0);[.C187]+[.D187])" office:value-type="float" office:value="155" calcext:value-type="float">
            <text:p>155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7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88]=&quot;x&quot;;IF([.E189]=&quot;x&quot;;&quot;-&quot;;0);[.C188]+[.D188])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98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99 * 4-byte</text:p>
          </table:table-cell>
          <table:table-cell table:style-name="ce45" office:value-type="string" calcext:value-type="string">
            <text:p><text:span text:style-name="T1">??? </text:span><text:span text:style-name="T10">&lt;55936 : 68&gt;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4"/>
          <table:table-cell table:style-name="ce54" table:formula="of:=IF([.E189]=&quot;x&quot;;IF([.E190]=&quot;x&quot;;&quot;-&quot;;0);[.C189]+[.D189])" office:value-type="float" office:value="555" calcext:value-type="float">
            <text:p>555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/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soil_fertility_grid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90]=&quot;x&quot;;IF([.E191]=&quot;x&quot;;&quot;-&quot;;0);[.C190]+[.D190])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scenario_events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1]=&quot;x&quot;;IF([.E192]=&quot;x&quot;;&quot;-&quot;;0);[.C191]+[.D191])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198" office:value-type="string" calcext:value-type="string">
            <text:p>y</text:p>
          </table:table-cell>
          <table:table-cell table:style-name="ce33" office:value-type="string" calcext:value-type="string">
            <text:p>scenario_events_extr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92]=&quot;x&quot;;IF([.E193]=&quot;x&quot;;&quot;-&quot;;0);[.C192]+[.D192])" office:value-type="float" office:value="71167" calcext:value-type="float">
            <text:p>71167</text:p>
          </table:table-cell>
          <table:table-cell table:style-name="ce22" office:value-type="float" office:value="11200" calcext:value-type="float">
            <text:p>11200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10 <text:s text:c="21"/>a</text:p>
          </table:table-cell>
          <table:table-cell table:style-name="ce181"/>
          <table:table-cell table:style-name="ce190" office:value-type="string" calcext:value-type="string">
            <text:p>50 * 224-byte</text:p>
          </table:table-cell>
          <table:table-cell table:style-name="ce45" office:value-type="string" calcext:value-type="string">
            <text:p><text:span text:style-name="T1">??? </text:span><text:span text:style-name="T4">(*50 x 220-byte before version 149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3]=&quot;x&quot;;IF([.E194]=&quot;x&quot;;&quot;-&quot;;0);[.C193]+[.D193])" office:value-type="float" office:value="82367" calcext:value-type="float">
            <text:p>82367</text:p>
          </table:table-cell>
          <table:table-cell table:style-name="ce22" office:value-type="float" office:value="2200" calcext:value-type="float">
            <text:p>2200</text:p>
          </table:table-cell>
          <table:table-cell table:style-name="ce139"/>
          <table:table-cell table:style-name="ce198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50 * 44-byte</text:p>
          </table:table-cell>
          <table:table-cell table:style-name="ce45" office:value-type="string" calcext:value-type="string">
            <text:p>??? (full of -1 for used fields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194]=&quot;x&quot;;IF([.E195]=&quot;x&quot;;&quot;-&quot;;0);[.C194]+[.D194])" office:value-type="float" office:value="84567" calcext:value-type="float">
            <text:p>84567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98"/>
          <table:table-cell table:style-name="ce33" office:value-type="string" calcext:value-type="string">
            <text:p><text:s text:c="28"/>c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4 * 4-byte</text:p>
          </table:table-cell>
          <table:table-cell table:style-name="ce45" office:value-type="string" calcext:value-type="string">
            <text:p><text:span text:style-name="T1">??? </text:span><text:span text:style-name="T9">&lt;51016 : 92&gt; </text:span><text:span text:style-name="T1">(something figure related?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5]=&quot;x&quot;;IF([.E196]=&quot;x&quot;;&quot;-&quot;;0);[.C195]+[.D195])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198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1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196]=&quot;x&quot;;IF([.E197]=&quot;x&quot;;&quot;-&quot;;0);[.C196]+[.D196])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198" office:value-type="string" calcext:value-type="string">
            <text:p>y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1">40 * </text:span>32-byte</text:p>
          </table:table-cell>
          <table:table-cell table:style-name="ce45" office:value-type="string" calcext:value-type="string">
            <text:p>??? (cached data for scenario editor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197]=&quot;x&quot;;IF([.E198]=&quot;x&quot;;&quot;-&quot;;0);[.C197]+[.D197])" office:value-type="string" office:string-value="-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empire_map_objects</text:p>
          </table:table-cell>
          <table:table-cell table:style-name="ce183"/>
          <table:table-cell table:style-name="ce192" office:value-type="string" calcext:value-type="string">
            <text:p><text:span text:style-name="T1">200 * </text:span>98-byte</text:p>
          </table:table-cell>
          <table:table-cell table:style-name="ce201" office:value-type="string" calcext:value-type="string">
            <text:p><text:span text:style-name="T1">Empire elements </text:span><text:span text:style-name="T12">(*200 x 76-byte before version 160</text:span><text:span text:style-name="T13">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198]=&quot;x&quot;;IF([.E199]=&quot;x&quot;;&quot;-&quot;;0);[.C198]+[.D198])" office:value-type="string" office:string-value="-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1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4" office:value-type="string" calcext:value-type="string">
            <text:p>#11</text:p>
          </table:table-cell>
          <table:table-cell table:style-name="ce54" table:formula="of:=IF([.E199]=&quot;x&quot;;IF([.E200]=&quot;x&quot;;&quot;-&quot;;0);[.C199]+[.D199])" office:value-type="float" office:value="0" calcext:value-type="float">
            <text:p>0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/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vegetation_growth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Reed fields (marhsland) / trees growth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0]=&quot;x&quot;;IF([.E201]=&quot;x&quot;;&quot;-&quot;;0);[.C200]+[.D200])" office:value-type="float" office:value="51984" calcext:value-type="float">
            <text:p>51984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98"/>
          <table:table-cell table:style-name="ce158" office:value-type="string" calcext:value-type="string">
            <text:p>junk14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4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1]=&quot;x&quot;;IF([.E202]=&quot;x&quot;;&quot;-&quot;;0);[.C201]+[.D201])" office:value-type="float" office:value="52000" calcext:value-type="float">
            <text:p>52000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158"/>
          <table:table-cell table:style-name="ce181" office:value-type="string" calcext:value-type="string">
            <text:p>u8</text:p>
          </table:table-cell>
          <table:table-cell table:style-name="ce190" office:value-type="string" calcext:value-type="string">
            <text:p>4 * 1-byte</text:p>
          </table:table-cell>
          <table:table-cell table:style-name="ce45" office:value-type="string" calcext:value-type="string">
            <text:p>??? (set to 0 at the start of a map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02]=&quot;x&quot;;IF([.E203]=&quot;x&quot;;&quot;-&quot;;0);[.C202]+[.D202])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98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1"/>
          <table:table-cell table:style-name="ce51" table:formula="of:=IF([.E203]=&quot;x&quot;;IF([.E204]=&quot;x&quot;;&quot;-&quot;;0);[.C203]+[.D203])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76" office:value-type="string" calcext:value-type="string">
            <text:p>y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<text:span text:style-name="T1">Floodplain status/data </text:span><text:span text:style-name="T4">(*32 bytes before version 147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04]=&quot;x&quot;;IF([.E205]=&quot;x&quot;;&quot;-&quot;;0);[.C204]+[.D204])" office:value-type="string" office:string-value="-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200"/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1">4-byte </text:span><text:span text:style-name="T2">grid</text:span></text:p>
          </table:table-cell>
          <table:table-cell table:style-name="ce166" office:value-type="string" calcext:value-type="string">
            <text:p><text:span text:style-name="T1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table:formula="of:=IF([.E205]=&quot;x&quot;;IF([.E206]=&quot;x&quot;;&quot;-&quot;;0);[.C205]+[.D205])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6]=&quot;x&quot;;IF([.E207]=&quot;x&quot;;&quot;-&quot;;0);[.C206]+[.D206])" office:value-type="float" office:value="312" calcext:value-type="float">
            <text:p>31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3" office:value-type="string" calcext:value-type="string">
            <text:p>junk16</text:p>
          </table:table-cell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9">&lt;51016 : 4&gt; </text:span><text:span text:style-name="T1">(something figure</text:span> relat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7]=&quot;x&quot;;IF([.E208]=&quot;x&quot;;&quot;-&quot;;0);[.C207]+[.D207])" office:value-type="float" office:value="316" calcext:value-type="float">
            <text:p>3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198"/>
          <table:table-cell table:style-name="ce33"/>
          <table:table-cell table:style-name="ce181" office:value-type="string" calcext:value-type="string">
            <text:p>i32</text:p>
          </table:table-cell>
          <table:table-cell table:style-name="ce190"/>
          <table:table-cell table:style-name="ce45" office:value-type="string" calcext:value-type="string">
            <text:p><text:span text:style-name="T1">??? </text:span><text:span text:style-name="T9">&lt;51016 : 0&gt; </text:span><text:span text:style-name="T1">(something figure</text:span> related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08]=&quot;x&quot;;IF([.E209]=&quot;x&quot;;&quot;-&quot;;0);[.C208]+[.D208])" office:value-type="float" office:value="320" calcext:value-type="float">
            <text:p>320</text:p>
          </table:table-cell>
          <table:table-cell table:style-name="ce22" office:value-type="float" office:value="56" calcext:value-type="float">
            <text:p>56</text:p>
          </table:table-cell>
          <table:table-cell table:style-name="ce139"/>
          <table:table-cell table:style-name="ce198"/>
          <table:table-cell table:style-name="ce33"/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14 * 4-byte</text:p>
          </table:table-cell>
          <table:table-cell table:style-name="ce45" office:value-type="string" calcext:value-type="string">
            <text:p>??? <text:span text:style-name="T14">&lt;51015 : 200-252&gt;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09]=&quot;x&quot;;IF([.E210]=&quot;x&quot;;&quot;-&quot;;0);[.C209]+[.D209])" office:value-type="float" office:value="376" calcext:value-type="float">
            <text:p>376</text:p>
          </table:table-cell>
          <table:table-cell table:style-name="ce51" office:value-type="float" office:value="26" calcext:value-type="float">
            <text:p>26</text:p>
          </table:table-cell>
          <table:table-cell table:style-name="ce149"/>
          <table:table-cell table:style-name="ce176"/>
          <table:table-cell table:style-name="ce167" office:value-type="string" calcext:value-type="string">
            <text:p>tutorial_flags</text:p>
          </table:table-cell>
          <table:table-cell table:style-name="ce183" office:value-type="string" calcext:value-type="string">
            <text:p>u8</text:p>
          </table:table-cell>
          <table:table-cell table:style-name="ce192" office:value-type="string" calcext:value-type="string">
            <text:p><text:span text:style-name="T1">26 * </text:span>1-byte</text:p>
          </table:table-cell>
          <table:table-cell table:style-name="ce201" office:value-type="string" calcext:value-type="string">
            <text:p>Tutorial flags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table:formula="of:=IF([.E210]=&quot;x&quot;;IF([.E211]=&quot;x&quot;;&quot;-&quot;;0);[.C210]+[.D210])" office:value-type="float" office:value="402" calcext:value-type="float">
            <text:p>402</text:p>
          </table:table-cell>
          <table:table-cell table:style-name="ce51" office:value-type="float" office:value="15" calcext:value-type="float">
            <text:p>15</text:p>
          </table:table-cell>
          <table:table-cell table:style-name="ce149"/>
          <table:table-cell table:style-name="ce176"/>
          <table:table-cell table:style-name="ce167"/>
          <table:table-cell table:style-name="ce183" office:value-type="string" calcext:value-type="string">
            <text:p>u8</text:p>
          </table:table-cell>
          <table:table-cell table:style-name="ce192" office:value-type="string" calcext:value-type="string">
            <text:p><text:span text:style-name="T1">15 * </text:span>1-byte</text:p>
          </table:table-cell>
          <table:table-cell table:style-name="ce201" office:value-type="string" calcext:value-type="string">
            <text:p>Tutorial flags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table:formula="of:=IF([.E211]=&quot;x&quot;;IF([.E212]=&quot;x&quot;;&quot;-&quot;;0);[.C211]+[.D211])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200"/>
          <table:table-cell table:style-name="ce157" office:value-type="string" calcext:value-type="string">
            <text:p>GRID04_8BIT</text:p>
          </table:table-cell>
          <table:table-cell table:style-name="ce186"/>
          <table:table-cell table:style-name="ce194" office:value-type="string" calcext:value-type="string">
            <text:p><text:span text:style-name="T1">1-byte </text:span><text:span text:style-name="T2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table:formula="of:=IF([.E212]=&quot;x&quot;;IF([.E213]=&quot;x&quot;;&quot;-&quot;;0);[.C212]+[.D212])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198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54"/>
          <table:table-cell table:style-name="ce54" table:formula="of:=IF([.E213]=&quot;x&quot;;IF([.E214]=&quot;x&quot;;&quot;-&quot;;0);[.C213]+[.D213])" office:value-type="float" office:value="1" calcext:value-type="float">
            <text:p>1</text:p>
          </table:table-cell>
          <table:table-cell table:style-name="ce54" office:value-type="float" office:value="51984" calcext:value-type="float">
            <text:p>51984</text:p>
          </table:table-cell>
          <table:table-cell table:style-name="ce163" office:value-type="string" calcext:value-type="string">
            <text:p>x</text:p>
          </table:table-cell>
          <table:table-cell table:style-name="ce199" office:value-type="string" calcext:value-type="string">
            <text:p>y</text:p>
          </table:table-cell>
          <table:table-cell table:style-name="ce219" office:value-type="string" calcext:value-type="string">
            <text:p>moisture_grid</text:p>
          </table:table-cell>
          <table:table-cell table:style-name="ce238"/>
          <table:table-cell table:style-name="ce248" office:value-type="string" calcext:value-type="string">
            <text:p><text:span text:style-name="T1">1-byte </text:span><text:span text:style-name="T2">grid</text:span></text:p>
          </table:table-cell>
          <table:table-cell table:style-name="ce259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table:formula="of:=IF([.E214]=&quot;x&quot;;IF([.E215]=&quot;x&quot;;&quot;-&quot;;0);[.C214]+[.D214])" office:value-type="float" office:value="0" calcext:value-type="float">
            <text:p>0</text:p>
          </table:table-cell>
          <table:table-cell table:style-name="ce22" office:value-type="float" office:value="240" calcext:value-type="float">
            <text:p>240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1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5]=&quot;x&quot;;IF([.E216]=&quot;x&quot;;&quot;-&quot;;0);[.C215]+[.D215])" office:value-type="float" office:value="240" calcext:value-type="float">
            <text:p>240</text:p>
          </table:table-cell>
          <table:table-cell table:style-name="ce22" office:value-type="float" office:value="432" calcext:value-type="float">
            <text:p>432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16]=&quot;x&quot;;IF([.E217]=&quot;x&quot;;&quot;-&quot;;0);[.C216]+[.D216])" office:value-type="float" office:value="672" calcext:value-type="float">
            <text:p>672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198"/>
          <table:table-cell table:style-name="ce33" office:value-type="string" calcext:value-type="string">
            <text:p>junk18</text:p>
          </table:table-cell>
          <table:table-cell table:style-name="ce181" office:value-type="string" calcext:value-type="string">
            <text:p>i32</text:p>
          </table:table-cell>
          <table:table-cell table:style-name="ce190" office:value-type="string" calcext:value-type="string">
            <text:p>2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62"/>
          <table:table-cell table:style-name="ce62" table:formula="of:=IF([.E217]=&quot;x&quot;;IF([.E218]=&quot;x&quot;;&quot;-&quot;;0);[.C217]+[.D217])" office:value-type="float" office:value="680" calcext:value-type="float">
            <text:p>680</text:p>
          </table:table-cell>
          <table:table-cell table:style-name="ce62" office:value-type="float" office:value="12" calcext:value-type="float">
            <text:p>12</text:p>
          </table:table-cell>
          <table:table-cell table:style-name="ce168"/>
          <table:table-cell table:style-name="ce202"/>
          <table:table-cell table:style-name="ce228" office:value-type="string" calcext:value-type="string">
            <text:p>junk19</text:p>
          </table:table-cell>
          <table:table-cell table:style-name="ce241" office:value-type="string" calcext:value-type="string">
            <text:p>i32</text:p>
          </table:table-cell>
          <table:table-cell table:style-name="ce252" office:value-type="string" calcext:value-type="string">
            <text:p>3 * 4-byte</text:p>
          </table:table-cell>
          <table:table-cell table:style-name="ce262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8]=&quot;x&quot;;IF([.E219]=&quot;x&quot;;&quot;-&quot;;0);[.C218]+[.D218])" office:value-type="float" office:value="692" calcext:value-type="float">
            <text:p>692</text:p>
          </table:table-cell>
          <table:table-cell table:style-name="ce22" office:value-type="float" office:value="648" calcext:value-type="float">
            <text:p>648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5</text:p>
          </table:table-cell>
          <table:table-cell table:style-name="ce187"/>
          <table:table-cell table:style-name="ce195" office:value-type="string" calcext:value-type="string">
            <text:p>27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19]=&quot;x&quot;;IF([.E220]=&quot;x&quot;;&quot;-&quot;;0);[.C219]+[.D219])" office:value-type="float" office:value="1340" calcext:value-type="float">
            <text:p>1340</text:p>
          </table:table-cell>
          <table:table-cell table:style-name="ce22" office:value-type="float" office:value="648" calcext:value-type="float">
            <text:p>648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6</text:p>
          </table:table-cell>
          <table:table-cell table:style-name="ce187"/>
          <table:table-cell table:style-name="ce195" office:value-type="string" calcext:value-type="string">
            <text:p>27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20]=&quot;x&quot;;IF([.E221]=&quot;x&quot;;&quot;-&quot;;0);[.C220]+[.D220])" office:value-type="float" office:value="1988" calcext:value-type="float">
            <text:p>1988</text:p>
          </table:table-cell>
          <table:table-cell table:style-name="ce22" office:value-type="float" office:value="360" calcext:value-type="float">
            <text:p>360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7</text:p>
          </table:table-cell>
          <table:table-cell table:style-name="ce187"/>
          <table:table-cell table:style-name="ce195" office:value-type="string" calcext:value-type="string">
            <text:p>15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table:formula="of:=IF([.E221]=&quot;x&quot;;IF([.E222]=&quot;x&quot;;&quot;-&quot;;0);[.C221]+[.D221])" office:value-type="float" office:value="2348" calcext:value-type="float">
            <text:p>2348</text:p>
          </table:table-cell>
          <table:table-cell table:style-name="ce22" office:value-type="float" office:value="1344" calcext:value-type="float">
            <text:p>1344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8</text:p>
          </table:table-cell>
          <table:table-cell table:style-name="ce187"/>
          <table:table-cell table:style-name="ce195" office:value-type="string" calcext:value-type="string">
            <text:p>56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)</text:span>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table:formula="of:=IF([.E222]=&quot;x&quot;;IF([.E223]=&quot;x&quot;;&quot;-&quot;;0);[.C222]+[.D222])" office:value-type="float" office:value="3692" calcext:value-type="float">
            <text:p>3692</text:p>
          </table:table-cell>
          <table:table-cell table:style-name="ce22" office:value-type="float" office:value="1776" calcext:value-type="float">
            <text:p>1776</text:p>
          </table:table-cell>
          <table:table-cell table:style-name="ce139"/>
          <table:table-cell table:style-name="ce198"/>
          <table:table-cell table:style-name="ce175" office:value-type="string" calcext:value-type="string">
            <text:p>bizarre_ordered_fields_9</text:p>
          </table:table-cell>
          <table:table-cell table:style-name="ce187"/>
          <table:table-cell table:style-name="ce195" office:value-type="string" calcext:value-type="string">
            <text:p>74 * 24-byte</text:p>
          </table:table-cell>
          <table:table-cell table:style-name="ce205" office:value-type="string" calcext:value-type="string">
            <text:p><text:span text:style-name="T1">??? </text:span><text:span text:style-name="T4">(*only after version 160; schema wrongly says 75)</text:span>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203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351">
          <table:table-cell table:number-columns-repeated="67"/>
        </table:table-row>
        <table:table-row table:style-name="ro1">
          <table:table-cell table:number-columns-repeated="67"/>
        </table:table-row>
      </table:table>
      <table:table table:name="Building IDs" table:style-name="ta1">
        <table:table-column table:style-name="co12" table:default-cell-style-name="Default"/>
        <table:table-column table:style-name="co13" table:default-cell-style-name="ce61"/>
        <table:table-column table:style-name="co14" table:default-cell-style-name="ce6"/>
        <table:table-column table:style-name="co15" table:default-cell-style-name="ce61"/>
        <table:table-column table:style-name="co7" table:default-cell-style-name="ce319"/>
        <table:table-column table:style-name="co16" table:default-cell-style-name="ce86"/>
        <table:table-column table:style-name="co17" table:default-cell-style-name="ce103"/>
        <table:table-column table:style-name="co18" table:default-cell-style-name="ce111"/>
        <table:table-column table:style-name="co19" table:default-cell-style-name="ce119"/>
        <table:table-column table:style-name="co11" table:default-cell-style-name="Default"/>
        <table:table-column table:style-name="co11" table:number-columns-repeated="54" table:default-cell-style-name="ce12"/>
        <table:table-row table:style-name="ro1">
          <table:table-cell table:style-name="ce1"/>
          <table:table-cell table:style-name="ce72"/>
          <table:table-cell table:style-name="ce7"/>
          <table:table-cell table:style-name="ce4"/>
          <table:table-cell table:style-name="ce309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2">
          <table:table-cell table:style-name="ce2"/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NONE</text:p>
          </table:table-cell>
          <table:table-cell table:style-name="ce56" office:value-type="float" office:value="0" calcext:value-type="float">
            <text:p>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FARMS</text:p>
          </table:table-cell>
          <table:table-cell table:style-name="ce56" office:value-type="float" office:value="2" calcext:value-type="float">
            <text:p>2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RAW_MATERIALS</text:p>
          </table:table-cell>
          <table:table-cell table:style-name="ce56" office:value-type="float" office:value="3" calcext:value-type="float">
            <text:p>3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WORKSHOPS</text:p>
          </table:table-cell>
          <table:table-cell table:style-name="ce56" office:value-type="float" office:value="4" calcext:value-type="float">
            <text:p>4</text:p>
          </table:table-cell>
          <table:table-cell table:style-name="ce310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5" calcext:value-type="float">
            <text:p>5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5">957</text:span><text:span text:style-name="T16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6" calcext:value-type="float">
            <text:p>6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7" calcext:value-type="float">
            <text:p>7</text:p>
          </table:table-cell>
          <table:table-cell table:style-name="ce311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5">851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8" calcext:value-type="float">
            <text:p>8</text:p>
          </table:table-cell>
          <table:table-cell table:style-name="ce311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5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3" office:value-type="string" calcext:value-type="string">
            <text:p>BUILDING_CLEAR_LAND</text:p>
          </table:table-cell>
          <table:table-cell table:style-name="ce56" office:value-type="float" office:value="9" calcext:value-type="float">
            <text:p>9</text:p>
          </table:table-cell>
          <table:table-cell table:style-name="ce312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10" calcext:value-type="float">
            <text:p>10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5">793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6" calcext:value-type="float">
            <text:p>26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10" calcext:value-type="float">
            <text:p>10</text:p>
          </table:table-cell>
          <table:table-cell table:style-name="ce313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5">74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0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TENT</text:p>
          </table:table-cell>
          <table:table-cell table:style-name="ce59" office:value-type="float" office:value="11" calcext:value-type="float">
            <text:p>11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51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5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54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7" calcext:value-type="float">
            <text:p>27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12" calcext:value-type="float">
            <text:p>12</text:p>
          </table:table-cell>
          <table:table-cell table:style-name="ce313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5">755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6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5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SHACK</text:p>
          </table:table-cell>
          <table:table-cell table:style-name="ce59" office:value-type="float" office:value="13" calcext:value-type="float">
            <text:p>13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57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58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60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8" calcext:value-type="float">
            <text:p>28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14" calcext:value-type="float">
            <text:p>14</text:p>
          </table:table-cell>
          <table:table-cell table:style-name="ce313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5">761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62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65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HOVEL</text:p>
          </table:table-cell>
          <table:table-cell table:style-name="ce59" office:value-type="float" office:value="15" calcext:value-type="float">
            <text:p>15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63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64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6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9" calcext:value-type="float">
            <text:p>29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16" calcext:value-type="float">
            <text:p>16</text:p>
          </table:table-cell>
          <table:table-cell table:style-name="ce313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5">767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68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71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LARGE_CASA</text:p>
          </table:table-cell>
          <table:table-cell table:style-name="ce59" office:value-type="float" office:value="17" calcext:value-type="float">
            <text:p>17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69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0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18" calcext:value-type="float">
            <text:p>18</text:p>
          </table:table-cell>
          <table:table-cell table:style-name="ce313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5">77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74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77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MEDIUM_INSULA</text:p>
          </table:table-cell>
          <table:table-cell table:style-name="ce59" office:value-type="float" office:value="19" calcext:value-type="float">
            <text:p>19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75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78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31" calcext:value-type="float">
            <text:p>31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20" calcext:value-type="float">
            <text:p>20</text:p>
          </table:table-cell>
          <table:table-cell table:style-name="ce313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5">779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80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GRAND_INSULA</text:p>
          </table:table-cell>
          <table:table-cell table:style-name="ce59" office:value-type="float" office:value="21" calcext:value-type="float">
            <text:p>21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81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82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22" calcext:value-type="float">
            <text:p>22</text:p>
          </table:table-cell>
          <table:table-cell table:style-name="ce313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5">783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3"/>
          <table:table-cell table:style-name="ce79"/>
          <table:table-cell table:style-name="ce93" office:value-type="string" calcext:value-type="string">
            <text:p><text:span text:style-name="T15">784</text:span><text:span text:style-name="T16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HOUSE_MEDIUM_VILLA</text:p>
          </table:table-cell>
          <table:table-cell table:style-name="ce59" office:value-type="float" office:value="23" calcext:value-type="float">
            <text:p>23</text:p>
          </table:table-cell>
          <table:table-cell table:style-name="ce314"/>
          <table:table-cell table:style-name="ce80"/>
          <table:table-cell table:style-name="ce94" office:value-type="string" calcext:value-type="string">
            <text:p><text:span text:style-name="T15">785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4"/>
          <table:table-cell table:style-name="ce80"/>
          <table:table-cell table:style-name="ce94" office:value-type="string" calcext:value-type="string">
            <text:p><text:span text:style-name="T15">786</text:span><text:span text:style-name="T16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3" calcext:value-type="float">
            <text:p>33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24" calcext:value-type="float">
            <text:p>2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5">787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/>
          <table:table-cell table:style-name="ce67" office:value-type="string" calcext:value-type="string">
            <text:p>BUILDING_HOUSE_GRAND_VILLA</text:p>
          </table:table-cell>
          <table:table-cell table:style-name="ce57" office:value-type="float" office:value="25" calcext:value-type="float">
            <text:p>25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5">788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26" calcext:value-type="float">
            <text:p>26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5">789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/>
          <table:table-cell table:style-name="ce67" office:value-type="string" calcext:value-type="string">
            <text:p>BUILDING_HOUSE_MEDIUM_PALACE</text:p>
          </table:table-cell>
          <table:table-cell table:style-name="ce57" office:value-type="float" office:value="27" calcext:value-type="float">
            <text:p>27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5">790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28" calcext:value-type="float">
            <text:p>2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5">791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/>
          <table:table-cell table:style-name="ce67" office:value-type="string" calcext:value-type="string">
            <text:p>BUILDING_HOUSE_LUXURY_PALACE</text:p>
          </table:table-cell>
          <table:table-cell table:style-name="ce57" office:value-type="float" office:value="29" calcext:value-type="float">
            <text:p>29</text:p>
          </table:table-cell>
          <table:table-cell table:style-name="ce311" office:value-type="string" calcext:value-type="string">
            <text:p>&lt;---</text:p>
          </table:table-cell>
          <table:table-cell table:style-name="ce78"/>
          <table:table-cell table:style-name="ce92" office:value-type="string" calcext:value-type="string">
            <text:p><text:span text:style-name="T15">792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30" calcext:value-type="float">
            <text:p>30</text:p>
          </table:table-cell>
          <table:table-cell table:style-name="ce31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5">1096</text:span><text:span text:style-name="T16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58"/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/>
          <table:table-cell table:style-name="ce65"/>
          <table:table-cell table:style-name="ce58"/>
          <table:table-cell table:style-name="ce31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5">2381</text:span><text:span text:style-name="T16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31" calcext:value-type="float">
            <text:p>31</text:p>
          </table:table-cell>
          <table:table-cell table:style-name="ce31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5">1095</text:span><text:span text:style-name="T16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59"/>
          <table:table-cell table:style-name="ce31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5">2377</text:span><text:span text:style-name="T16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32" calcext:value-type="float">
            <text:p>32</text:p>
          </table:table-cell>
          <table:table-cell table:style-name="ce31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5">1101</text:span><text:span text:style-name="T16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58"/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33" calcext:value-type="float">
            <text:p>33</text:p>
          </table:table-cell>
          <table:table-cell table:style-name="ce31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5">1100</text:span><text:span text:style-name="T16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59"/>
          <table:table-cell table:style-name="ce31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5">2390</text:span><text:span text:style-name="T16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34" calcext:value-type="float">
            <text:p>34</text:p>
          </table:table-cell>
          <table:table-cell table:style-name="ce311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5">1071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35" calcext:value-type="float">
            <text:p>35</text:p>
          </table:table-cell>
          <table:table-cell table:style-name="ce311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5">1070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36" calcext:value-type="float">
            <text:p>36</text:p>
          </table:table-cell>
          <table:table-cell table:style-name="ce311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5">1072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37" calcext:value-type="float">
            <text:p>37</text:p>
          </table:table-cell>
          <table:table-cell table:style-name="ce312" office:value-type="string" calcext:value-type="string">
            <text:p>&lt;Unused Senet Trainers&gt;</text:p>
          </table:table-cell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38" calcext:value-type="float">
            <text:p>3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5">2431</text:span><text:span text:style-name="T16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39" calcext:value-type="float">
            <text:p>39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5">1087</text:span><text:span text:style-name="T16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40" calcext:value-type="float">
            <text:p>40</text:p>
          </table:table-cell>
          <table:table-cell table:style-name="ce31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7">1315</text:span><text:span text:style-name="T1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58"/>
          <table:table-cell table:style-name="ce315"/>
          <table:table-cell table:style-name="ce81"/>
          <table:table-cell table:style-name="ce93" office:value-type="string" calcext:value-type="string">
            <text:p><text:span text:style-name="T17">1318</text:span><text:span text:style-name="T1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41" calcext:value-type="float">
            <text:p>41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5">2297</text:span><text:span text:style-name="T16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42" calcext:value-type="float">
            <text:p>4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9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43" calcext:value-type="float">
            <text:p>43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9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44" calcext:value-type="float">
            <text:p>44</text:p>
          </table:table-cell>
          <table:table-cell table:style-name="ce31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5">1315</text:span><text:span text:style-name="T16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58"/>
          <table:table-cell table:style-name="ce315"/>
          <table:table-cell table:style-name="ce81"/>
          <table:table-cell table:style-name="ce97" office:value-type="string" calcext:value-type="string">
            <text:p><text:span text:style-name="T19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45" calcext:value-type="float">
            <text:p>45</text:p>
          </table:table-cell>
          <table:table-cell table:style-name="ce31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5">1315</text:span><text:span text:style-name="T16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59"/>
          <table:table-cell table:style-name="ce316"/>
          <table:table-cell table:style-name="ce83"/>
          <table:table-cell table:style-name="ce94" office:value-type="string" calcext:value-type="string">
            <text:p><text:span text:style-name="T15">1319</text:span><text:span text:style-name="T16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46" calcext:value-type="float">
            <text:p>46</text:p>
          </table:table-cell>
          <table:table-cell table:style-name="ce311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9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47" calcext:value-type="float">
            <text:p>47</text:p>
          </table:table-cell>
          <table:table-cell table:style-name="ce311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9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85" calcext:value-type="float">
            <text:p>185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48" calcext:value-type="float">
            <text:p>48</text:p>
          </table:table-cell>
          <table:table-cell table:style-name="ce310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69" calcext:value-type="float">
            <text:p>69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2" calcext:value-type="float">
            <text:p>212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11" calcext:value-type="float">
            <text:p>211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49" calcext:value-type="float">
            <text:p>49</text:p>
          </table:table-cell>
          <table:table-cell table:style-name="ce311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9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DISTRIBUTION_CENTER</text:p>
          </table:table-cell>
          <table:table-cell table:style-name="ce56" office:value-type="float" office:value="50" calcext:value-type="float">
            <text:p>50</text:p>
          </table:table-cell>
          <table:table-cell table:style-name="ce312" office:value-type="string" calcext:value-type="string">
            <text:p>&lt;Unused Distribution Center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51" calcext:value-type="float">
            <text:p>5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9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52" calcext:value-type="float">
            <text:p>52</text:p>
          </table:table-cell>
          <table:table-cell table:style-name="ce310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53" calcext:value-type="float">
            <text:p>53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9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54" calcext:value-type="float">
            <text:p>54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5">1316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55" calcext:value-type="float">
            <text:p>55</text:p>
          </table:table-cell>
          <table:table-cell table:style-name="ce311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9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56" calcext:value-type="float">
            <text:p>56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57" calcext:value-type="float">
            <text:p>57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5">1315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48" calcext:value-type="float">
            <text:p>24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58" calcext:value-type="float">
            <text:p>58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7" calcext:value-type="float">
            <text:p>17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59" calcext:value-type="float">
            <text:p>59</text:p>
          </table:table-cell>
          <table:table-cell table:style-name="ce312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60" calcext:value-type="float">
            <text:p>60</text:p>
          </table:table-cell>
          <table:table-cell table:style-name="ce311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9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61" calcext:value-type="float">
            <text:p>61</text:p>
          </table:table-cell>
          <table:table-cell table:style-name="ce311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5">2689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62" calcext:value-type="float">
            <text:p>62</text:p>
          </table:table-cell>
          <table:table-cell table:style-name="ce311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9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63" calcext:value-type="float">
            <text:p>63</text:p>
          </table:table-cell>
          <table:table-cell table:style-name="ce311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9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64" calcext:value-type="float">
            <text:p>64</text:p>
          </table:table-cell>
          <table:table-cell table:style-name="ce311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9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65" calcext:value-type="float">
            <text:p>65</text:p>
          </table:table-cell>
          <table:table-cell table:style-name="ce311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66" calcext:value-type="float">
            <text:p>66</text:p>
          </table:table-cell>
          <table:table-cell table:style-name="ce311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67" calcext:value-type="float">
            <text:p>67</text:p>
          </table:table-cell>
          <table:table-cell table:style-name="ce311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68" calcext:value-type="float">
            <text:p>68</text:p>
          </table:table-cell>
          <table:table-cell table:style-name="ce311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69" calcext:value-type="float">
            <text:p>69</text:p>
          </table:table-cell>
          <table:table-cell table:style-name="ce311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70" calcext:value-type="float">
            <text:p>70</text:p>
          </table:table-cell>
          <table:table-cell table:style-name="ce313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210" calcext:value-type="float">
            <text:p>210</text:p>
          </table:table-cell>
          <table:table-cell table:style-name="ce65"/>
          <table:table-cell table:style-name="ce58"/>
          <table:table-cell table:style-name="ce313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9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99" calcext:value-type="float">
            <text:p>99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71" calcext:value-type="float">
            <text:p>7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72" calcext:value-type="float">
            <text:p>72</text:p>
          </table:table-cell>
          <table:table-cell table:style-name="ce311" office:value-type="string" calcext:value-type="string">
            <text:p>&lt;---</text:p>
          </table:table-cell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9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83" calcext:value-type="float">
            <text:p>8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73" calcext:value-type="float">
            <text:p>73</text:p>
          </table:table-cell>
          <table:table-cell table:style-name="ce313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9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84" calcext:value-type="float">
            <text:p>84</text:p>
          </table:table-cell>
          <table:table-cell table:style-name="ce65"/>
          <table:table-cell table:style-name="ce58"/>
          <table:table-cell table:style-name="ce313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9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4" calcext:value-type="float">
            <text:p>7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9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78" calcext:value-type="float">
            <text:p>78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5" calcext:value-type="float">
            <text:p>75</text:p>
          </table:table-cell>
          <table:table-cell table:style-name="ce313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9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68" calcext:value-type="float">
            <text:p>168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9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9" calcext:value-type="float">
            <text:p>169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70" calcext:value-type="float">
            <text:p>170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71" calcext:value-type="float">
            <text:p>171</text:p>
          </table:table-cell>
          <table:table-cell table:style-name="ce65"/>
          <table:table-cell table:style-name="ce58"/>
          <table:table-cell table:style-name="ce313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6" calcext:value-type="float">
            <text:p>76</text:p>
          </table:table-cell>
          <table:table-cell table:style-name="ce311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5">827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77" calcext:value-type="float">
            <text:p>77</text:p>
          </table:table-cell>
          <table:table-cell table:style-name="ce311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9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78" calcext:value-type="float">
            <text:p>78</text:p>
          </table:table-cell>
          <table:table-cell table:style-name="ce311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9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79" calcext:value-type="float">
            <text:p>79</text:p>
          </table:table-cell>
          <table:table-cell table:style-name="ce311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9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80" calcext:value-type="float">
            <text:p>80</text:p>
          </table:table-cell>
          <table:table-cell table:style-name="ce312" office:value-type="string" calcext:value-type="string">
            <text:p>&lt;Unused Mission Post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9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82" calcext:value-type="float">
            <text:p>8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83" calcext:value-type="float">
            <text:p>83</text:p>
          </table:table-cell>
          <table:table-cell table:style-name="ce312" office:value-type="string" calcext:value-type="string">
            <text:p>&lt;Unused Bridge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84" calcext:value-type="float">
            <text:p>8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85" calcext:value-type="float">
            <text:p>8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86" calcext:value-type="float">
            <text:p>86</text:p>
          </table:table-cell>
          <table:table-cell table:style-name="ce311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9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87" calcext:value-type="float">
            <text:p>87</text:p>
          </table:table-cell>
          <table:table-cell table:style-name="ce311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9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88" calcext:value-type="float">
            <text:p>88</text:p>
          </table:table-cell>
          <table:table-cell table:style-name="ce312" office:value-type="string" calcext:value-type="string">
            <text:p>&lt;Unused Native Hut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89" calcext:value-type="float">
            <text:p>89</text:p>
          </table:table-cell>
          <table:table-cell table:style-name="ce312" office:value-type="string" calcext:value-type="string">
            <text:p>&lt;Unused Native Meeting Hut&gt;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90" calcext:value-type="float">
            <text:p>90</text:p>
          </table:table-cell>
          <table:table-cell table:style-name="ce311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5">851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54" calcext:value-type="float">
            <text:p>54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91" calcext:value-type="float">
            <text:p>91</text:p>
          </table:table-cell>
          <table:table-cell table:style-name="ce310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5" calcext:value-type="float">
            <text:p>55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6" calcext:value-type="float">
            <text:p>56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53" calcext:value-type="float">
            <text:p>53</text:p>
          </table:table-cell>
          <table:table-cell table:style-name="ce65"/>
          <table:table-cell table:style-name="ce58"/>
          <table:table-cell table:style-name="ce310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3" calcext:value-type="float">
            <text:p>23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92" calcext:value-type="float">
            <text:p>9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5">1341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00" calcext:value-type="float">
            <text:p>100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93" calcext:value-type="float">
            <text:p>93</text:p>
          </table:table-cell>
          <table:table-cell table:style-name="ce312" office:value-type="string" calcext:value-type="string">
            <text:p>&lt;Unused Native Crops&gt;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94" calcext:value-type="float">
            <text:p>9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5">1313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95" calcext:value-type="float">
            <text:p>95</text:p>
          </table:table-cell>
          <table:table-cell table:style-name="ce311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5">1320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SMALL_TEMPLES</text:p>
          </table:table-cell>
          <table:table-cell table:style-name="ce56" office:value-type="float" office:value="96" calcext:value-type="float">
            <text:p>96</text:p>
          </table:table-cell>
          <table:table-cell table:style-name="ce310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 office:value-type="string" calcext:value-type="string">
            <text:p>BUILDING_MENU_LARGE_TEMPLES</text:p>
          </table:table-cell>
          <table:table-cell table:style-name="ce56" office:value-type="float" office:value="97" calcext:value-type="float">
            <text:p>97</text:p>
          </table:table-cell>
          <table:table-cell table:style-name="ce310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98" calcext:value-type="float">
            <text:p>98</text:p>
          </table:table-cell>
          <table:table-cell table:style-name="ce312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19" calcext:value-type="float">
            <text:p>11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99" calcext:value-type="float">
            <text:p>99</text:p>
          </table:table-cell>
          <table:table-cell table:style-name="ce313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20" calcext:value-type="float">
            <text:p>120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5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8" office:value-type="float" office:value="114" calcext:value-type="float">
            <text:p>114</text:p>
          </table:table-cell>
          <table:table-cell table:style-name="ce65"/>
          <table:table-cell table:style-name="ce58"/>
          <table:table-cell table:style-name="ce313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5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100" calcext:value-type="float">
            <text:p>100</text:p>
          </table:table-cell>
          <table:table-cell table:style-name="ce31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5">2243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VEGETABLE_FARM</text:p>
          </table:table-cell>
          <table:table-cell table:style-name="ce59" office:value-type="float" office:value="101" calcext:value-type="float">
            <text:p>101</text:p>
          </table:table-cell>
          <table:table-cell table:style-name="ce31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5">2279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FRUIT_FARM</text:p>
          </table:table-cell>
          <table:table-cell table:style-name="ce59" office:value-type="float" office:value="102" calcext:value-type="float">
            <text:p>102</text:p>
          </table:table-cell>
          <table:table-cell table:style-name="ce31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5">2255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OLIVE_FARM</text:p>
          </table:table-cell>
          <table:table-cell table:style-name="ce59" office:value-type="float" office:value="103" calcext:value-type="float">
            <text:p>103</text:p>
          </table:table-cell>
          <table:table-cell table:style-name="ce31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5">2261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VINES_FARM</text:p>
          </table:table-cell>
          <table:table-cell table:style-name="ce59" office:value-type="float" office:value="104" calcext:value-type="float">
            <text:p>104</text:p>
          </table:table-cell>
          <table:table-cell table:style-name="ce31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5">2267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/>
          <table:table-cell table:style-name="ce66" office:value-type="string" calcext:value-type="string">
            <text:p>BUILDING_PIG_FARM</text:p>
          </table:table-cell>
          <table:table-cell table:style-name="ce59" office:value-type="float" office:value="105" calcext:value-type="float">
            <text:p>105</text:p>
          </table:table-cell>
          <table:table-cell table:style-name="ce31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5">2273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59"/>
          <table:table-cell table:style-name="ce31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5">2170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59"/>
          <table:table-cell table:style-name="ce31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5">2199</text:span><text:span text:style-name="T16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106" calcext:value-type="float">
            <text:p>106</text:p>
          </table:table-cell>
          <table:table-cell table:style-name="ce311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5">92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107" calcext:value-type="float">
            <text:p>107</text:p>
          </table:table-cell>
          <table:table-cell table:style-name="ce311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5">934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108" calcext:value-type="float">
            <text:p>108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5">843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0" calcext:value-type="float">
            <text:p>40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109" calcext:value-type="float">
            <text:p>109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5">990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110" calcext:value-type="float">
            <text:p>110</text:p>
          </table:table-cell>
          <table:table-cell table:style-name="ce311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9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11" calcext:value-type="float">
            <text:p>111</text:p>
          </table:table-cell>
          <table:table-cell table:style-name="ce311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5">946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12" calcext:value-type="float">
            <text:p>112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5">1028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13" calcext:value-type="float">
            <text:p>113</text:p>
          </table:table-cell>
          <table:table-cell table:style-name="ce311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5">915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14" calcext:value-type="float">
            <text:p>114</text:p>
          </table:table-cell>
          <table:table-cell table:style-name="ce311" office:value-type="string" calcext:value-type="string">
            <text:p>&lt;---</text:p>
          </table:table-cell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5">95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7" office:value-type="string" calcext:value-type="string">
            <text:p>MD.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float" office:value="115" calcext:value-type="float">
            <text:p>115</text:p>
          </table:table-cell>
          <table:table-cell table:style-name="ce311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5">1051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6" calcext:value-type="float">
            <text:p>11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7" calcext:value-type="float">
            <text:p>117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8" calcext:value-type="float">
            <text:p>118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19" calcext:value-type="float">
            <text:p>119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0" calcext:value-type="float">
            <text:p>120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1" calcext:value-type="float">
            <text:p>121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2" calcext:value-type="float">
            <text:p>122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3" calcext:value-type="float">
            <text:p>123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4" calcext:value-type="float">
            <text:p>124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5" calcext:value-type="float">
            <text:p>12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6" calcext:value-type="float">
            <text:p>12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7" calcext:value-type="float">
            <text:p>127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8" calcext:value-type="float">
            <text:p>128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29" calcext:value-type="float">
            <text:p>129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0" calcext:value-type="float">
            <text:p>130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1" calcext:value-type="float">
            <text:p>131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2" calcext:value-type="float">
            <text:p>132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3" calcext:value-type="float">
            <text:p>133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4" calcext:value-type="float">
            <text:p>134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3"/>
          <table:table-cell table:style-name="ce57" office:value-type="float" office:value="135" calcext:value-type="float">
            <text:p>13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6" calcext:value-type="float">
            <text:p>136</text:p>
          </table:table-cell>
          <table:table-cell table:style-name="ce311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5">823 </text:span><text:span text:style-name="T16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7" calcext:value-type="float">
            <text:p>13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8" calcext:value-type="float">
            <text:p>138</text:p>
          </table:table-cell>
          <table:table-cell table:style-name="ce311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5">816 </text:span><text:span text:style-name="T16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39" calcext:value-type="float">
            <text:p>13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0" calcext:value-type="float">
            <text:p>140</text:p>
          </table:table-cell>
          <table:table-cell table:style-name="ce311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5">2741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1" calcext:value-type="float">
            <text:p>141</text:p>
          </table:table-cell>
          <table:table-cell table:style-name="ce311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5">2742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2" calcext:value-type="float">
            <text:p>142</text:p>
          </table:table-cell>
          <table:table-cell table:style-name="ce311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5">2743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3" calcext:value-type="float">
            <text:p>143</text:p>
          </table:table-cell>
          <table:table-cell table:style-name="ce311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5">2744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4" calcext:value-type="float">
            <text:p>144</text:p>
          </table:table-cell>
          <table:table-cell table:style-name="ce311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5">2745</text:span><text:span text:style-name="T16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5" calcext:value-type="float">
            <text:p>145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6" calcext:value-type="float">
            <text:p>146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7" calcext:value-type="float">
            <text:p>14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8" calcext:value-type="float">
            <text:p>14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49" calcext:value-type="float">
            <text:p>14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0" calcext:value-type="float">
            <text:p>150</text:p>
          </table:table-cell>
          <table:table-cell table:style-name="ce310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1" calcext:value-type="float">
            <text:p>151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2" calcext:value-type="float">
            <text:p>152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3" calcext:value-type="float">
            <text:p>153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4" calcext:value-type="float">
            <text:p>154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5" calcext:value-type="float">
            <text:p>15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6" calcext:value-type="float">
            <text:p>156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7" calcext:value-type="float">
            <text:p>157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8" calcext:value-type="float">
            <text:p>158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59" calcext:value-type="float">
            <text:p>159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0" calcext:value-type="float">
            <text:p>160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1" calcext:value-type="float">
            <text:p>161</text:p>
          </table:table-cell>
          <table:table-cell table:style-name="ce311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9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2" calcext:value-type="float">
            <text:p>162</text:p>
          </table:table-cell>
          <table:table-cell table:style-name="ce311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5">928</text:span><text:span text:style-name="T16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3" calcext:value-type="float">
            <text:p>163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4" calcext:value-type="float">
            <text:p>16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5" calcext:value-type="float">
            <text:p>165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6" calcext:value-type="float">
            <text:p>166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7" calcext:value-type="float">
            <text:p>167</text:p>
          </table:table-cell>
          <table:table-cell table:style-name="ce311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5">1235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68" calcext:value-type="float">
            <text:p>16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69" calcext:value-type="float">
            <text:p>169</text:p>
          </table:table-cell>
          <table:table-cell table:style-name="ce311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5">2342</text:span><text:span text:style-name="T16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0" calcext:value-type="float">
            <text:p>17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1" calcext:value-type="float">
            <text:p>171</text:p>
          </table:table-cell>
          <table:table-cell table:style-name="ce31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5">2323</text:span><text:span text:style-name="T16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/>
          <table:table-cell table:style-name="ce69"/>
          <table:table-cell table:style-name="ce57" office:value-type="float" office:value="172" calcext:value-type="float">
            <text:p>172</text:p>
          </table:table-cell>
          <table:table-cell table:style-name="ce31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3" calcext:value-type="float">
            <text:p>173</text:p>
          </table:table-cell>
          <table:table-cell table:style-name="ce311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9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4" calcext:value-type="float">
            <text:p>174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5" calcext:value-type="float">
            <text:p>175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6" calcext:value-type="float">
            <text:p>176</text:p>
          </table:table-cell>
          <table:table-cell table:style-name="ce310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7" calcext:value-type="float">
            <text:p>177</text:p>
          </table:table-cell>
          <table:table-cell table:style-name="ce311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5">856</text:span><text:span text:style-name="T16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8" calcext:value-type="float">
            <text:p>178</text:p>
          </table:table-cell>
          <table:table-cell table:style-name="ce311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5">871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79" calcext:value-type="float">
            <text:p>179</text:p>
          </table:table-cell>
          <table:table-cell table:style-name="ce311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5">887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0" calcext:value-type="float">
            <text:p>180</text:p>
          </table:table-cell>
          <table:table-cell table:style-name="ce31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9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/>
          <table:table-cell table:style-name="ce315"/>
          <table:table-cell table:style-name="ce79"/>
          <table:table-cell table:style-name="ce97" office:value-type="string" calcext:value-type="string">
            <text:p><text:span text:style-name="T19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1" calcext:value-type="float">
            <text:p>181</text:p>
          </table:table-cell>
          <table:table-cell table:style-name="ce311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9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2" calcext:value-type="float">
            <text:p>182</text:p>
          </table:table-cell>
          <table:table-cell table:style-name="ce311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5">839</text:span><text:span text:style-name="T16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3" calcext:value-type="float">
            <text:p>183</text:p>
          </table:table-cell>
          <table:table-cell table:style-name="ce311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4" calcext:value-type="float">
            <text:p>184</text:p>
          </table:table-cell>
          <table:table-cell table:style-name="ce311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5" calcext:value-type="float">
            <text:p>185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6" calcext:value-type="float">
            <text:p>186</text:p>
          </table:table-cell>
          <table:table-cell table:style-name="ce310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7" calcext:value-type="float">
            <text:p>187</text:p>
          </table:table-cell>
          <table:table-cell table:style-name="ce311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5">794</text:span><text:span text:style-name="T16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8" calcext:value-type="float">
            <text:p>188</text:p>
          </table:table-cell>
          <table:table-cell table:style-name="ce311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9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89" calcext:value-type="float">
            <text:p>189</text:p>
          </table:table-cell>
          <table:table-cell table:style-name="ce311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0" calcext:value-type="float">
            <text:p>190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1" calcext:value-type="float">
            <text:p>191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2" calcext:value-type="float">
            <text:p>192</text:p>
          </table:table-cell>
          <table:table-cell table:style-name="ce310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3" calcext:value-type="float">
            <text:p>193</text:p>
          </table:table-cell>
          <table:table-cell table:style-name="ce310" office:value-type="string" calcext:value-type="string">
            <text:p>&lt;Unused Storage Yard&gt;</text:p>
          </table:table-cell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4" calcext:value-type="float">
            <text:p>194</text:p>
          </table:table-cell>
          <table:table-cell table:style-name="ce311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5">2201</text:span><text:span text:style-name="T16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5" calcext:value-type="float">
            <text:p>195</text:p>
          </table:table-cell>
          <table:table-cell table:style-name="ce311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9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6" calcext:value-type="float">
            <text:p>196</text:p>
          </table:table-cell>
          <table:table-cell table:style-name="ce311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9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7" calcext:value-type="float">
            <text:p>197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8" calcext:value-type="float">
            <text:p>198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199" calcext:value-type="float">
            <text:p>199</text:p>
          </table:table-cell>
          <table:table-cell table:style-name="ce311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9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0" calcext:value-type="float">
            <text:p>200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1" calcext:value-type="float">
            <text:p>201</text:p>
          </table:table-cell>
          <table:table-cell table:style-name="ce310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2" calcext:value-type="float">
            <text:p>202</text:p>
          </table:table-cell>
          <table:table-cell table:style-name="ce311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9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3" calcext:value-type="float">
            <text:p>203</text:p>
          </table:table-cell>
          <table:table-cell table:style-name="ce311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5">979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4" calcext:value-type="float">
            <text:p>204</text:p>
          </table:table-cell>
          <table:table-cell table:style-name="ce311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5">935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5" calcext:value-type="float">
            <text:p>205</text:p>
          </table:table-cell>
          <table:table-cell table:style-name="ce311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5">902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6" calcext:value-type="float">
            <text:p>206</text:p>
          </table:table-cell>
          <table:table-cell table:style-name="ce311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5">1300</text:span><text:span text:style-name="T16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7" calcext:value-type="float">
            <text:p>207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8" calcext:value-type="float">
            <text:p>20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09" calcext:value-type="float">
            <text:p>209</text:p>
          </table:table-cell>
          <table:table-cell table:style-name="ce311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5">2406</text:span><text:span text:style-name="T16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0" calcext:value-type="float">
            <text:p>210</text:p>
          </table:table-cell>
          <table:table-cell table:style-name="ce311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1" calcext:value-type="float">
            <text:p>211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2" calcext:value-type="float">
            <text:p>212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3" calcext:value-type="float">
            <text:p>213</text:p>
          </table:table-cell>
          <table:table-cell table:style-name="ce317" office:value-type="string" calcext:value-type="string">
            <text:p>BUILDING_SUN_TEMPL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4" calcext:value-type="float">
            <text:p>214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5" calcext:value-type="float">
            <text:p>215</text:p>
          </table:table-cell>
          <table:table-cell table:style-name="ce310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6" calcext:value-type="float">
            <text:p>216</text:p>
          </table:table-cell>
          <table:table-cell table:style-name="ce311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5">926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7" calcext:value-type="float">
            <text:p>217</text:p>
          </table:table-cell>
          <table:table-cell table:style-name="ce311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5">931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8" calcext:value-type="float">
            <text:p>218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19" calcext:value-type="float">
            <text:p>219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0" calcext:value-type="float">
            <text:p>220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1" calcext:value-type="float">
            <text:p>221</text:p>
          </table:table-cell>
          <table:table-cell table:style-name="ce311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5">932 </text:span><text:span text:style-name="T16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2" calcext:value-type="float">
            <text:p>222</text:p>
          </table:table-cell>
          <table:table-cell table:style-name="ce311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3" calcext:value-type="float">
            <text:p>223</text:p>
          </table:table-cell>
          <table:table-cell table:style-name="ce310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4" calcext:value-type="float">
            <text:p>224</text:p>
          </table:table-cell>
          <table:table-cell table:style-name="ce311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5" calcext:value-type="float">
            <text:p>225</text:p>
          </table:table-cell>
          <table:table-cell table:style-name="ce311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6" calcext:value-type="float">
            <text:p>226</text:p>
          </table:table-cell>
          <table:table-cell table:style-name="ce311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7" calcext:value-type="float">
            <text:p>227</text:p>
          </table:table-cell>
          <table:table-cell table:style-name="ce311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8" calcext:value-type="float">
            <text:p>228</text:p>
          </table:table-cell>
          <table:table-cell table:style-name="ce311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29" calcext:value-type="float">
            <text:p>229</text:p>
          </table:table-cell>
          <table:table-cell table:style-name="ce311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0" calcext:value-type="float">
            <text:p>230</text:p>
          </table:table-cell>
          <table:table-cell table:style-name="ce311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1" calcext:value-type="float">
            <text:p>231</text:p>
          </table:table-cell>
          <table:table-cell table:style-name="ce311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2" calcext:value-type="float">
            <text:p>232</text:p>
          </table:table-cell>
          <table:table-cell table:style-name="ce311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3" calcext:value-type="float">
            <text:p>233</text:p>
          </table:table-cell>
          <table:table-cell table:style-name="ce311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4" calcext:value-type="float">
            <text:p>234</text:p>
          </table:table-cell>
          <table:table-cell table:style-name="ce311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5" calcext:value-type="float">
            <text:p>235</text:p>
          </table:table-cell>
          <table:table-cell table:style-name="ce311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2">
          <table:table-cell table:style-name="ce3"/>
          <table:table-cell table:style-name="ce56"/>
          <table:table-cell table:style-name="ce69"/>
          <table:table-cell table:style-name="ce57" office:value-type="float" office:value="236" calcext:value-type="float">
            <text:p>236</text:p>
          </table:table-cell>
          <table:table-cell table:style-name="ce311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318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s data" table:style-name="ta1">
        <table:table-column table:style-name="co12" table:default-cell-style-name="Default"/>
        <table:table-column table:style-name="co20" table:default-cell-style-name="ce73"/>
        <table:table-column table:style-name="co21" table:default-cell-style-name="ce6"/>
        <table:table-column table:style-name="co6" table:default-cell-style-name="ce6"/>
        <table:table-column table:style-name="co22" table:default-cell-style-name="ce138"/>
        <table:table-column table:style-name="co23" table:default-cell-style-name="ce11"/>
        <table:table-column table:style-name="co11" table:default-cell-style-name="Default"/>
        <table:table-column table:style-name="co11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igure actions" table:style-name="ta1">
        <table:table-column table:style-name="co12" table:default-cell-style-name="Default"/>
        <table:table-column table:style-name="co24" table:default-cell-style-name="ce73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35" table:default-cell-style-name="ce272"/>
        <table:table-column table:style-name="co36" table:default-cell-style-name="ce272"/>
        <table:table-column table:style-name="co11" table:default-cell-style-name="Default"/>
        <table:table-column table:style-name="co11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3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3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2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Reeds gatherer 90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style-name="ce269" office:value-type="string" calcext:value-type="string">
            <text:p>Recalculating</text:p>
          </table:table-cell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marshland</text:p>
          </table:table-cell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Cutting reeds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Returning with reeds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4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5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1">Returning with </text:span>foods</text:p>
          </table:table-cell>
          <table:table-cell table:style-name="ce270" table:number-columns-repeated="4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4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1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6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1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1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6"/>
          <table:table-cell table:style-name="ce14"/>
          <table:table-cell table:number-columns-repeated="50"/>
        </table:table-row>
        <table:table-row table:style-name="ro2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6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1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2"/>
          <table:table-cell table:style-name="ce269"/>
          <table:table-cell table:style-name="ce270" table:number-columns-repeated="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2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2"/>
          <table:table-cell table:number-columns-repeated="51"/>
        </table:table-row>
        <table:table-row table:style-name="ro1">
          <table:table-cell/>
          <table:table-cell table:style-name="Default" table:number-columns-repeated="13"/>
          <table:table-cell table:number-columns-repeated="51"/>
        </table:table-row>
        <table:table-row table:style-name="ro1" table:number-rows-repeated="5">
          <table:table-cell table:number-columns-repeated="65"/>
        </table:table-row>
        <table:table-row table:style-name="ro1" table:number-rows-repeated="2">
          <table:table-cell/>
          <table:table-cell table:style-name="Default" table:number-columns-repeated="13"/>
          <table:table-cell table:number-columns-repeated="51"/>
        </table:table-row>
        <table:table-row table:style-name="ro1" table:number-rows-repeated="1048353">
          <table:table-cell table:number-columns-repeated="65"/>
        </table:table-row>
        <table:table-row table:style-name="ro1">
          <table:table-cell table:number-columns-repeated="65"/>
        </table:table-row>
      </table:table>
      <table:table table:name="Maps" table:style-name="ta1">
        <table:table-column table:style-name="co12" table:default-cell-style-name="Default"/>
        <table:table-column table:style-name="co37" table:default-cell-style-name="ce285"/>
        <table:table-column table:style-name="co38" table:default-cell-style-name="ce373"/>
        <table:table-column table:style-name="co39" table:default-cell-style-name="ce285"/>
        <table:table-column table:style-name="co40" table:default-cell-style-name="ce138"/>
        <table:table-column table:style-name="co41" table:default-cell-style-name="ce400"/>
        <table:table-column table:style-name="co42" table:default-cell-style-name="ce400"/>
        <table:table-column table:style-name="co38" table:default-cell-style-name="ce400"/>
        <table:table-column table:style-name="co2" table:default-cell-style-name="ce400"/>
        <table:table-column table:style-name="co42" table:default-cell-style-name="ce400"/>
        <table:table-column table:style-name="co38" table:default-cell-style-name="ce400"/>
        <table:table-column table:style-name="co43" table:default-cell-style-name="ce400"/>
        <table:table-column table:style-name="co44" table:default-cell-style-name="ce400"/>
        <table:table-column table:style-name="co21" table:number-columns-repeated="8" table:default-cell-style-name="ce518"/>
        <table:table-column table:style-name="co11" table:default-cell-style-name="Default"/>
        <table:table-column table:style-name="co11" table:number-columns-repeated="43" table:default-cell-style-name="ce12"/>
        <table:table-column table:style-name="co11" table:number-columns-repeated="9" table:default-cell-style-name="Default"/>
        <table:table-row table:style-name="ro1">
          <table:table-cell table:style-name="ce1"/>
          <table:table-cell table:style-name="ce120"/>
          <table:table-cell table:style-name="ce372"/>
          <table:table-cell table:style-name="ce376"/>
          <table:table-cell table:style-name="ce127"/>
          <table:table-cell table:style-name="ce392" table:number-columns-repeated="8"/>
          <table:table-cell table:style-name="ce511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#</text:p>
          </table:table-cell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RNK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table:number-columns-repeated="2"/>
          <table:table-cell table:style-name="ce5" office:value-type="string" calcext:value-type="string">
            <text:p>vr.</text:p>
          </table:table-cell>
          <table:table-cell table:style-name="ce5" office:value-type="string" calcext:value-type="string">
            <text:p>c#</text:p>
          </table:table-cell>
          <table:table-cell table:style-name="ce5" office:value-type="string" calcext:value-type="string">
            <text:p>n+2..</text:p>
          </table:table-cell>
          <table:table-cell table:style-name="ce5" office:value-type="string" calcext:value-type="string">
            <text:p>jn2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7" office:value-type="float" office:value="0" calcext:value-type="float">
            <text:p>0</text:p>
          </table:table-cell>
          <table:table-cell table:style-name="ce386" office:value-type="string" calcext:value-type="string">
            <text:p>Nubt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3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04" office:value-type="float" office:value="13003" calcext:value-type="float">
            <text:p>13003</text:p>
          </table:table-cell>
          <table:table-cell table:style-name="ce393"/>
          <table:table-cell table:style-name="ce512" table:number-columns-repeated="7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8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7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7" office:value-type="float" office:value="2" calcext:value-type="float">
            <text:p>2</text:p>
          </table:table-cell>
          <table:table-cell table:style-name="ce386" office:value-type="string" calcext:value-type="string">
            <text:p>Perwadjyt</text:p>
          </table:table-cell>
          <table:table-cell table:style-name="ce393" office:value-type="string" calcext:value-type="string">
            <text:p>00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5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79" office:value-type="float" office:value="3" calcext:value-type="float">
            <text:p>3</text:p>
          </table:table-cell>
          <table:table-cell table:style-name="ce387" office:value-type="string" calcext:value-type="string">
            <text:p>Nekhen</text:p>
          </table:table-cell>
          <table:table-cell table:style-name="ce394" office:value-type="string" calcext:value-type="string">
            <text:p>01 00</text:p>
          </table:table-cell>
          <table:table-cell table:number-columns-repeated="2" table:style-name="ce401" office:value-type="float" office:value="-1" calcext:value-type="float">
            <text:p>-1</text:p>
          </table:table-cell>
          <table:table-cell table:style-name="ce401" office:value-type="string" calcext:value-type="string">
            <text:p>00</text:p>
          </table:table-cell>
          <table:table-cell table:style-name="ce394" office:value-type="float" office:value="147" calcext:value-type="float">
            <text:p>147</text:p>
          </table:table-cell>
          <table:table-cell table:style-name="ce394" office:value-type="float" office:value="175" calcext:value-type="float">
            <text:p>175</text:p>
          </table:table-cell>
          <table:table-cell table:style-name="ce509" office:value-type="float" office:value="13003" calcext:value-type="float">
            <text:p>13003</text:p>
          </table:table-cell>
          <table:table-cell table:style-name="ce401"/>
          <table:table-cell table:style-name="ce513" office:value-type="string" calcext:value-type="string">
            <text:p>x</text:p>
          </table:table-cell>
          <table:table-cell table:style-name="ce513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7" office:value-type="float" office:value="4" calcext:value-type="float">
            <text:p>4</text:p>
          </table:table-cell>
          <table:table-cell table:style-name="ce386" office:value-type="string" calcext:value-type="string">
            <text:p>Men-nefer</text:p>
          </table:table-cell>
          <table:table-cell table:style-name="ce395" office:value-type="string" calcext:value-type="string">
            <text:p>01 00</text:p>
          </table:table-cell>
          <table:table-cell table:number-columns-repeated="2" table:style-name="ce395" office:value-type="float" office:value="-1" calcext:value-type="float">
            <text:p>-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8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5" office:value-type="string" calcext:value-type="string">
            <text:p>01 00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7" office:value-type="float" office:value="6" calcext:value-type="float">
            <text:p>6</text:p>
          </table:table-cell>
          <table:table-cell table:style-name="ce386" office:value-type="string" calcext:value-type="string">
            <text:p>Behdet</text:p>
          </table:table-cell>
          <table:table-cell table:style-name="ce395" office:value-type="string" calcext:value-type="string">
            <text:p>01 01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7"/>
          <table:table-cell table:style-name="ce386" office:value-type="string" calcext:value-type="string">
            <text:p>Abedju</text:p>
          </table:table-cell>
          <table:table-cell table:style-name="ce395" office:value-type="string" calcext:value-type="string">
            <text:p>01 02</text:p>
          </table:table-cell>
          <table:table-cell table:style-name="ce395" office:value-type="float" office:value="13" calcext:value-type="float">
            <text:p>13</text:p>
          </table:table-cell>
          <table:table-cell table:style-name="ce395" office:value-type="string" calcext:value-type="string">
            <text:p>00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3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2 00</text:p>
          </table:table-cell>
          <table:table-cell table:style-name="ce394" office:value-type="float" office:value="16" calcext:value-type="float">
            <text:p>16</text:p>
          </table:table-cell>
          <table:table-cell table:style-name="ce401" office:value-type="string" calcext:value-type="string">
            <text:p>01</text:p>
          </table:table-cell>
          <table:table-cell table:style-name="ce394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1" office:value-type="float" office:value="7" calcext:value-type="float">
            <text:p>7</text:p>
          </table:table-cell>
          <table:table-cell table:style-name="ce389" office:value-type="string" calcext:value-type="string">
            <text:p>Selima Oasis</text:p>
          </table:table-cell>
          <table:table-cell table:style-name="ce396" office:value-type="string" calcext:value-type="string">
            <text:p>02 03</text:p>
          </table:table-cell>
          <table:table-cell table:style-name="ce402" office:value-type="float" office:value="16" calcext:value-type="float">
            <text:p>16</text:p>
          </table:table-cell>
          <table:table-cell table:style-name="ce402" office:value-type="string" calcext:value-type="string">
            <text:p>01</text:p>
          </table:table-cell>
          <table:table-cell table:style-name="ce413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402" office:value-type="float" office:value="12464" calcext:value-type="float">
            <text:p>12464</text:p>
          </table:table-cell>
          <table:table-cell table:style-name="ce402"/>
          <table:table-cell table:style-name="ce514" table:number-columns-repeated="3"/>
          <table:table-cell table:style-name="ce514" office:value-type="string" calcext:value-type="string">
            <text:p>x</text:p>
          </table:table-cell>
          <table:table-cell table:style-name="ce514" table:number-columns-repeated="2"/>
          <table:table-cell table:number-columns-repeated="2" table:style-name="ce514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8"/>
          <table:table-cell table:style-name="ce140" office:value-type="string" calcext:value-type="string">
            <text:p>Abu</text:p>
          </table:table-cell>
          <table:table-cell table:style-name="ce397" office:value-type="string" calcext:value-type="string">
            <text:p>02 04</text:p>
          </table:table-cell>
          <table:table-cell table:style-name="ce395" office:value-type="float" office:value="16" calcext:value-type="float">
            <text:p>16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7" office:value-type="float" office:value="8" calcext:value-type="float">
            <text:p>8</text:p>
          </table:table-cell>
          <table:table-cell table:style-name="ce386" office:value-type="string" calcext:value-type="string">
            <text:p>Saqqar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1C</text:p>
          </table:table-cell>
          <table:table-cell table:number-columns-repeated="2" table:style-name="ce397" office:value-type="string" calcext:value-type="string">
            <text:p>02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office:value-type="string" calcext:value-type="string">
            <text:p>x</text:p>
          </table:table-cell>
          <table:table-cell table:style-name="ce512" table:number-columns-repeated="3"/>
          <table:table-cell table:style-name="ce512" office:value-type="string" calcext:value-type="string">
            <text:p>x</text:p>
          </table:table-cell>
          <table:table-cell table:style-name="ce512"/>
          <table:table-cell table:number-columns-repeated="2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8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7" office:value-type="string" calcext:value-type="string">
            <text:p>02 05</text:p>
          </table:table-cell>
          <table:table-cell table:style-name="ce397" office:value-type="string" calcext:value-type="string">
            <text:p>1F</text:p>
          </table:table-cell>
          <table:table-cell table:style-name="ce397" office:value-type="string" calcext:value-type="string">
            <text:p>03</text:p>
          </table:table-cell>
          <table:table-cell table:style-name="ce397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405" office:value-type="float" office:value="13003" calcext:value-type="float">
            <text:p>13003</text:p>
          </table:table-cell>
          <table:table-cell table:style-name="ce397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style-name="ce512" office:value-type="string" calcext:value-type="string">
            <text:p>x</text:p>
          </table:table-cell>
          <table:table-cell table:style-name="ce512" table:number-columns-repeated="2"/>
          <table:table-cell table:number-columns-repeated="2" table:style-name="ce512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8"/>
          <table:table-cell table:style-name="ce140" office:value-type="string" calcext:value-type="string">
            <text:p>Meidum</text:p>
          </table:table-cell>
          <table:table-cell table:style-name="ce397" office:value-type="string" calcext:value-type="string">
            <text:p>02 06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office:value-type="string" calcext:value-type="string">
            <text:p>x</text:p>
          </table:table-cell>
          <table:table-cell table:style-name="ce512" table:number-columns-repeated="5"/>
          <table:table-cell table:style-name="ce512" office:value-type="string" calcext:value-type="string">
            <text:p>x</text:p>
          </table:table-cell>
          <table:table-cell table:style-name="ce51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7" office:value-type="float" office:value="10" calcext:value-type="float">
            <text:p>10</text:p>
          </table:table-cell>
          <table:table-cell table:style-name="ce386" office:value-type="string" calcext:value-type="string">
            <text:p>Buhen</text:p>
          </table:table-cell>
          <table:table-cell table:style-name="ce397" office:value-type="string" calcext:value-type="string">
            <text:p>02 07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412" office:value-type="string" calcext:value-type="string">
            <text:p>00</text:p>
          </table:table-cell>
          <table:table-cell table:style-name="ce405" office:value-type="float" office:value="149" calcext:value-type="float">
            <text:p>149</text:p>
          </table:table-cell>
          <table:table-cell table:style-name="ce397" office:value-type="float" office:value="175" calcext:value-type="float">
            <text:p>175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7"/>
          <table:table-cell table:style-name="ce386" office:value-type="string" calcext:value-type="string">
            <text:p>South Dashur</text:p>
          </table:table-cell>
          <table:table-cell table:style-name="ce397" office:value-type="string" calcext:value-type="string">
            <text:p>02 08</text:p>
          </table:table-cell>
          <table:table-cell table:style-name="ce395" office:value-type="string" calcext:value-type="string">
            <text:p>1F</text:p>
          </table:table-cell>
          <table:table-cell table:style-name="ce395" office:value-type="string" calcext:value-type="string">
            <text:p>03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8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7" office:value-type="float" office:value="12" calcext:value-type="float">
            <text:p>12</text:p>
          </table:table-cell>
          <table:table-cell table:style-name="ce386" office:value-type="string" calcext:value-type="string">
            <text:p>Iunet</text:p>
          </table:table-cell>
          <table:table-cell table:style-name="ce397" office:value-type="string" calcext:value-type="string">
            <text:p>02 09</text:p>
          </table:table-cell>
          <table:table-cell table:style-name="ce395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412" office:value-type="string" calcext:value-type="string">
            <text:p>00</text:p>
          </table:table-cell>
          <table:table-cell table:style-name="ce406" office:value-type="float" office:value="150" calcext:value-type="float">
            <text:p>150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7"/>
          <table:table-cell table:style-name="ce386" office:value-type="string" calcext:value-type="string">
            <text:p>On</text:p>
          </table:table-cell>
          <table:table-cell table:style-name="ce397" office:value-type="string" calcext:value-type="string">
            <text:p>02 0A</text:p>
          </table:table-cell>
          <table:table-cell table:style-name="ce395" office:value-type="float" office:value="25" calcext:value-type="float">
            <text:p>25</text:p>
          </table:table-cell>
          <table:table-cell table:style-name="ce395" office:value-type="string" calcext:value-type="string">
            <text:p>02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8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7" office:value-type="string" calcext:value-type="string">
            <text:p>02 00</text:p>
          </table:table-cell>
          <table:table-cell table:style-name="ce397" office:value-type="string" calcext:value-type="string">
            <text:p>2B</text:p>
          </table:table-cell>
          <table:table-cell table:number-columns-repeated="2"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7" office:value-type="float" office:value="14" calcext:value-type="float">
            <text:p>14</text:p>
          </table:table-cell>
          <table:table-cell table:style-name="ce386" office:value-type="string" calcext:value-type="string">
            <text:p>Bahariya Oasis</text:p>
          </table:table-cell>
          <table:table-cell table:style-name="ce397" office:value-type="string" calcext:value-type="string">
            <text:p>02 0B</text:p>
          </table:table-cell>
          <table:table-cell table:style-name="ce397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7"/>
          <table:table-cell table:style-name="ce386" office:value-type="string" calcext:value-type="string">
            <text:p>Djedu</text:p>
          </table:table-cell>
          <table:table-cell table:style-name="ce397" office:value-type="string" calcext:value-type="string">
            <text:p>02 0C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8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7" office:value-type="string" calcext:value-type="string">
            <text:p>02 0D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8"/>
          <table:table-cell table:style-name="ce140" office:value-type="string" calcext:value-type="string">
            <text:p>Dunqul Oasis</text:p>
          </table:table-cell>
          <table:table-cell table:style-name="ce397" office:value-type="string" calcext:value-type="string">
            <text:p>02 0E</text:p>
          </table:table-cell>
          <table:table-cell table:style-name="ce395" office:value-type="string" calcext:value-type="string">
            <text:p>2E</text:p>
          </table:table-cell>
          <table:table-cell table:style-name="ce395" office:value-type="string" calcext:value-type="string">
            <text:p>01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3 00</text:p>
          </table:table-cell>
          <table:table-cell table:style-name="ce394" office:value-type="float" office:value="31" calcext:value-type="float">
            <text:p>31</text:p>
          </table:table-cell>
          <table:table-cell table:style-name="ce394" office:value-type="string" calcext:value-type="string">
            <text:p>04</text:p>
          </table:table-cell>
          <table:table-cell table:style-name="ce394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2" office:value-type="float" office:value="16" calcext:value-type="float">
            <text:p>16</text:p>
          </table:table-cell>
          <table:table-cell table:style-name="ce390" office:value-type="string" calcext:value-type="string">
            <text:p>Thinis</text:p>
          </table:table-cell>
          <table:table-cell table:style-name="ce396" office:value-type="string" calcext:value-type="string">
            <text:p>03 0F</text:p>
          </table:table-cell>
          <table:table-cell table:style-name="ce396" office:value-type="float" office:value="34" calcext:value-type="float">
            <text:p>34</text:p>
          </table:table-cell>
          <table:table-cell table:style-name="ce402" office:value-type="string" calcext:value-type="string">
            <text:p>04</text:p>
          </table:table-cell>
          <table:table-cell table:style-name="ce402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4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7"/>
          <table:table-cell table:style-name="ce386" office:value-type="string" calcext:value-type="string">
            <text:p>Waset</text:p>
          </table:table-cell>
          <table:table-cell table:style-name="ce397" office:value-type="string" calcext:value-type="string">
            <text:p>03 10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8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7" office:value-type="string" calcext:value-type="string">
            <text:p>03 11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8"/>
          <table:table-cell table:style-name="ce140" office:value-type="string" calcext:value-type="string">
            <text:p>Menat Khufu</text:p>
          </table:table-cell>
          <table:table-cell table:style-name="ce397" office:value-type="string" calcext:value-type="string">
            <text:p>03 12</text:p>
          </table:table-cell>
          <table:table-cell table:style-name="ce395" office:value-type="float" office:value="34" calcext:value-type="float">
            <text:p>34</text:p>
          </table:table-cell>
          <table:table-cell table:style-name="ce395" office:value-type="string" calcext:value-type="string">
            <text:p>04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7" office:value-type="float" office:value="18" calcext:value-type="float">
            <text:p>18</text:p>
          </table:table-cell>
          <table:table-cell table:style-name="ce386" office:value-type="string" calcext:value-type="string">
            <text:p>Itjtawy</text:p>
          </table:table-cell>
          <table:table-cell table:style-name="ce397" office:value-type="string" calcext:value-type="string">
            <text:p>03 00</text:p>
          </table:table-cell>
          <table:table-cell table:style-name="ce397" office:value-type="string" calcext:value-type="string">
            <text:p>3A</text:p>
          </table:table-cell>
          <table:table-cell table:style-name="ce395" office:value-type="string" calcext:value-type="string">
            <text:p>01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8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7" office:value-type="string" calcext:value-type="string">
            <text:p>03 13</text:p>
          </table:table-cell>
          <table:table-cell table:style-name="ce397" office:value-type="string" calcext:value-type="string">
            <text:p>3D</text:p>
          </table:table-cell>
          <table:table-cell table:style-name="ce397" office:value-type="string" calcext:value-type="string">
            <text:p>05</text:p>
          </table:table-cell>
          <table:table-cell table:style-name="ce395" office:value-type="string" calcext:value-type="string">
            <text:p>02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8"/>
          <table:table-cell table:style-name="ce140" office:value-type="string" calcext:value-type="string">
            <text:p>Sawu</text:p>
          </table:table-cell>
          <table:table-cell table:style-name="ce397" office:value-type="string" calcext:value-type="string">
            <text:p>03 14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395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7" office:value-type="float" office:value="20" calcext:value-type="float">
            <text:p>20</text:p>
          </table:table-cell>
          <table:table-cell table:style-name="ce386" office:value-type="string" calcext:value-type="string">
            <text:p>Heh</text:p>
          </table:table-cell>
          <table:table-cell table:style-name="ce397" office:value-type="string" calcext:value-type="string">
            <text:p>03 15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7"/>
          <table:table-cell table:style-name="ce386" office:value-type="string" calcext:value-type="string">
            <text:p>Bubastis</text:p>
          </table:table-cell>
          <table:table-cell table:style-name="ce397" office:value-type="string" calcext:value-type="string">
            <text:p>03 16</text:p>
          </table:table-cell>
          <table:table-cell table:style-name="ce395" office:value-type="string" calcext:value-type="string">
            <text:p>3D</text:p>
          </table:table-cell>
          <table:table-cell table:style-name="ce395" office:value-type="string" calcext:value-type="string">
            <text:p>05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0"/>
          <table:table-cell table:style-name="ce388"/>
          <table:table-cell table:style-name="ce394" office:value-type="string" calcext:value-type="string">
            <text:p>04 00</text:p>
          </table:table-cell>
          <table:table-cell table:style-name="ce394" office:value-type="float" office:value="40" calcext:value-type="float">
            <text:p>40</text:p>
          </table:table-cell>
          <table:table-cell table:style-name="ce394" office:value-type="string" calcext:value-type="string">
            <text:p>06</text:p>
          </table:table-cell>
          <table:table-cell table:style-name="ce401" office:value-type="string" calcext:value-type="string">
            <text:p>02</text:p>
          </table:table-cell>
          <table:table-cell table:style-name="ce394" table:number-columns-repeated="4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8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7" office:value-type="string" calcext:value-type="string">
            <text:p>04 17</text:p>
          </table:table-cell>
          <table:table-cell table:style-name="ce397" office:value-type="float" office:value="43" calcext:value-type="float">
            <text:p>43</text:p>
          </table:table-cell>
          <table:table-cell table:style-name="ce397" office:value-type="string" calcext:value-type="string">
            <text:p>07</text:p>
          </table:table-cell>
          <table:table-cell table:style-name="ce397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7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8"/>
          <table:table-cell table:style-name="ce140" office:value-type="string" calcext:value-type="string">
            <text:p>Sauty</text:p>
          </table:table-cell>
          <table:table-cell table:style-name="ce397" office:value-type="string" calcext:value-type="string">
            <text:p>04 18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4" office:value-type="string" calcext:value-type="string">
            <text:p>02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7" office:value-type="float" office:value="22" calcext:value-type="float">
            <text:p>22</text:p>
          </table:table-cell>
          <table:table-cell table:style-name="ce386" office:value-type="string" calcext:value-type="string">
            <text:p>Byblos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7"/>
          <table:table-cell table:style-name="ce386" office:value-type="string" calcext:value-type="string">
            <text:p>Baki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393" office:value-type="float" office:value="147" calcext:value-type="float">
            <text:p>147</text:p>
          </table:table-cell>
          <table:table-cell table:style-name="ce393" office:value-type="float" office:value="175" calcext:value-type="float">
            <text:p>175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8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7" office:value-type="string" calcext:value-type="string">
            <text:p>04 19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4" office:value-type="float" office:value="149" calcext:value-type="float">
            <text:p>149</text:p>
          </table:table-cell>
          <table:table-cell table:style-name="ce393" office:value-type="float" office:value="175" calcext:value-type="float">
            <text:p>175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7" office:value-type="float" office:value="24" calcext:value-type="float">
            <text:p>24</text:p>
          </table:table-cell>
          <table:table-cell table:style-name="ce386" office:value-type="string" calcext:value-type="string">
            <text:p>Hetepsenusret</text:p>
          </table:table-cell>
          <table:table-cell table:style-name="ce397" office:value-type="string" calcext:value-type="string">
            <text:p>04 1A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7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3"/>
          <table:table-cell table:style-name="ce391" office:value-type="string" calcext:value-type="string">
            <text:p>Deir el-Medina I</text:p>
          </table:table-cell>
          <table:table-cell table:style-name="ce398" office:value-type="string" calcext:value-type="string">
            <text:p>05 00</text:p>
          </table:table-cell>
          <table:table-cell table:style-name="ce403" office:value-type="float" office:value="43" calcext:value-type="float">
            <text:p>43</text:p>
          </table:table-cell>
          <table:table-cell table:style-name="ce403" office:value-type="string" calcext:value-type="string">
            <text:p>07</text:p>
          </table:table-cell>
          <table:table-cell table:style-name="ce415" office:value-type="string" calcext:value-type="string">
            <text:p>00</text:p>
          </table:table-cell>
          <table:table-cell table:style-name="ce408" office:value-type="float" office:value="160" calcext:value-type="float">
            <text:p>160</text:p>
          </table:table-cell>
          <table:table-cell table:style-name="ce410" office:value-type="float" office:value="181" calcext:value-type="float">
            <text:p>181</text:p>
          </table:table-cell>
          <table:table-cell table:style-name="ce403" office:value-type="float" office:value="12464" calcext:value-type="float">
            <text:p>12464</text:p>
          </table:table-cell>
          <table:table-cell table:style-name="ce403"/>
          <table:table-cell table:style-name="ce51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5" office:value-type="string" calcext:value-type="string">
            <text:p>05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4" calcext:value-type="float">
            <text:p>44</text:p>
          </table:table-cell>
          <table:table-cell table:style-name="ce374" office:value-type="float" office:value="41" calcext:value-type="float">
            <text:p>41</text:p>
          </table:table-cell>
          <table:table-cell table:style-name="ce380"/>
          <table:table-cell table:style-name="ce388" office:value-type="string" calcext:value-type="string">
            <text:p>Sumur</text:p>
          </table:table-cell>
          <table:table-cell table:style-name="ce394" office:value-type="string" calcext:value-type="string">
            <text:p>06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5" office:value-type="string" calcext:value-type="string">
            <text:p>06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48" calcext:value-type="float">
            <text:p>48</text:p>
          </table:table-cell>
          <table:table-cell table:style-name="ce374" office:value-type="float" office:value="45" calcext:value-type="float">
            <text:p>45</text:p>
          </table:table-cell>
          <table:table-cell table:style-name="ce380"/>
          <table:table-cell table:style-name="ce388" office:value-type="string" calcext:value-type="string">
            <text:p>Pi-Yer</text:p>
          </table:table-cell>
          <table:table-cell table:style-name="ce394" office:value-type="string" calcext:value-type="string">
            <text:p>07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5" office:value-type="string" calcext:value-type="string">
            <text:p>07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418" office:value-type="float" office:value="51" calcext:value-type="float">
            <text:p>51</text:p>
          </table:table-cell>
          <table:table-cell table:style-name="ce374" office:value-type="float" office:value="48" calcext:value-type="float">
            <text:p>48</text:p>
          </table:table-cell>
          <table:table-cell table:style-name="ce380"/>
          <table:table-cell table:style-name="ce388" office:value-type="string" calcext:value-type="string">
            <text:p>Alexandria I</text:p>
          </table:table-cell>
          <table:table-cell table:style-name="ce394" office:value-type="string" calcext:value-type="string">
            <text:p>08 00</text:p>
          </table:table-cell>
          <table:table-cell table:style-name="ce401" office:value-type="float" office:value="43" calcext:value-type="float">
            <text:p>43</text:p>
          </table:table-cell>
          <table:table-cell table:style-name="ce401" office:value-type="string" calcext:value-type="string">
            <text:p>07</text:p>
          </table:table-cell>
          <table:table-cell table:style-name="ce416" office:value-type="string" calcext:value-type="string">
            <text:p>00</text:p>
          </table:table-cell>
          <table:table-cell table:style-name="ce409" office:value-type="float" office:value="160" calcext:value-type="float">
            <text:p>160</text:p>
          </table:table-cell>
          <table:table-cell table:style-name="ce411" office:value-type="float" office:value="181" calcext:value-type="float">
            <text:p>181</text:p>
          </table:table-cell>
          <table:table-cell table:style-name="ce401" office:value-type="float" office:value="12464" calcext:value-type="float">
            <text:p>12464</text:p>
          </table:table-cell>
          <table:table-cell table:style-name="ce401"/>
          <table:table-cell table:style-name="ce513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5" office:value-type="string" calcext:value-type="string">
            <text:p>08 00</text:p>
          </table:table-cell>
          <table:table-cell table:style-name="ce395" office:value-type="float" office:value="43" calcext:value-type="float">
            <text:p>43</text:p>
          </table:table-cell>
          <table:table-cell table:style-name="ce395" office:value-type="string" calcext:value-type="string">
            <text:p>07</text:p>
          </table:table-cell>
          <table:table-cell table:style-name="ce412" office:value-type="string" calcext:value-type="string">
            <text:p>00</text:p>
          </table:table-cell>
          <table:table-cell table:style-name="ce407" office:value-type="float" office:value="160" calcext:value-type="float">
            <text:p>160</text:p>
          </table:table-cell>
          <table:table-cell table:style-name="ce404" office:value-type="float" office:value="181" calcext:value-type="float">
            <text:p>181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5">
          <table:table-cell/>
          <table:table-cell table:style-name="ce417"/>
          <table:table-cell table:style-name="ce423"/>
          <table:table-cell table:style-name="ce417"/>
          <table:table-cell table:style-name="ce439"/>
          <table:table-cell table:style-name="ce447" table:number-columns-repeated="8"/>
          <table:table-cell table:style-name="ce516" table:number-columns-repeated="8"/>
          <table:table-cell table:number-columns-repeated="53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/>
          <table:table-cell table:style-name="ce147" office:value-type="string" calcext:value-type="string">
            <text:p>Alexandri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number-columns-repeated="2"/>
          <table:table-cell table:style-name="ce147" office:value-type="string" calcext:value-type="string">
            <text:p>Bridge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4" calcext:value-type="float">
            <text:p>144</text:p>
          </table:table-cell>
          <table:table-cell table:style-name="ce461" office:value-type="float" office:value="24" calcext:value-type="float">
            <text:p>24</text:p>
          </table:table-cell>
          <table:table-cell table:style-name="ce510" office:value-type="float" office:value="49709" calcext:value-type="float">
            <text:p>49709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number-columns-repeated="2"/>
          <table:table-cell table:style-name="ce147" office:value-type="string" calcext:value-type="string">
            <text:p>Catarac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number-columns-repeated="2"/>
          <table:table-cell table:style-name="ce147" office:value-type="string" calcext:value-type="string">
            <text:p>Chariot Blitz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number-columns-repeated="2"/>
          <table:table-cell table:style-name="ce147" office:value-type="string" calcext:value-type="string">
            <text:p>Defaul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number-columns-repeated="2"/>
          <table:table-cell table:style-name="ce147" office:value-type="string" calcext:value-type="string">
            <text:p>Empir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number-columns-repeated="2"/>
          <table:table-cell table:style-name="ce147" office:value-type="string" calcext:value-type="string">
            <text:p>Enkomi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number-columns-repeated="2"/>
          <table:table-cell table:style-name="ce147" office:value-type="string" calcext:value-type="string">
            <text:p>Fortress Kerm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number-columns-repeated="2"/>
          <table:table-cell table:style-name="ce147" office:value-type="string" calcext:value-type="string">
            <text:p>Gateway to Atlant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number-columns-repeated="2"/>
          <table:table-cell table:style-name="ce147" office:value-type="string" calcext:value-type="string">
            <text:p>Henen-nesw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number-columns-repeated="2"/>
          <table:table-cell table:style-name="ce147" office:value-type="string" calcext:value-type="string">
            <text:p>Holy Grail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number-columns-repeated="2"/>
          <table:table-cell table:style-name="ce147" office:value-type="string" calcext:value-type="string">
            <text:p>Hostile Nations</text:p>
          </table:table-cell>
          <table:table-cell table:style-name="ce395" table:number-columns-repeated="2"/>
          <table:table-cell table:style-name="ce395" office:value-type="float" office:value="-31" calcext:value-type="float">
            <text:p>-3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number-columns-repeated="2"/>
          <table:table-cell table:style-name="ce147" office:value-type="string" calcext:value-type="string">
            <text:p>King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number-columns-repeated="2"/>
          <table:table-cell table:style-name="ce147" office:value-type="string" calcext:value-type="string">
            <text:p>Kyren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number-columns-repeated="2"/>
          <table:table-cell table:style-name="ce147" office:value-type="string" calcext:value-type="string">
            <text:p>Lost Tomb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number-columns-repeated="2"/>
          <table:table-cell table:style-name="ce147" office:value-type="string" calcext:value-type="string">
            <text:p>NAFT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number-columns-repeated="2"/>
          <table:table-cell table:style-name="ce147" office:value-type="string" calcext:value-type="string">
            <text:p>Pharaoh Memph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number-columns-repeated="2"/>
          <table:table-cell table:style-name="ce147" office:value-type="string" calcext:value-type="string">
            <text:p>Pyramid Schem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number-columns-repeated="2"/>
          <table:table-cell table:style-name="ce147" office:value-type="string" calcext:value-type="string">
            <text:p>Sandbox (Bent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number-columns-repeated="2"/>
          <table:table-cell table:style-name="ce147" office:value-type="string" calcext:value-type="string">
            <text:p>Sandbox (Maus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number-columns-repeated="2"/>
          <table:table-cell table:style-name="ce147" office:value-type="string" calcext:value-type="string">
            <text:p>Sandbox (Mudbr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number-columns-repeated="2"/>
          <table:table-cell table:style-name="ce147" office:value-type="string" calcext:value-type="string">
            <text:p>Sandbox (Obelisk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number-columns-repeated="2"/>
          <table:table-cell table:style-name="ce147" office:value-type="string" calcext:value-type="string">
            <text:p>Sandbox (Pyram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number-columns-repeated="2"/>
          <table:table-cell table:style-name="ce147" office:value-type="string" calcext:value-type="string">
            <text:p>Sandbox (Sun T.)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number-columns-repeated="2"/>
          <table:table-cell table:style-name="ce147" office:value-type="string" calcext:value-type="string">
            <text:p>Sandbox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number-columns-repeated="2"/>
          <table:table-cell table:style-name="ce147" office:value-type="string" calcext:value-type="string">
            <text:p>Shaa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number-columns-repeated="2"/>
          <table:table-cell table:style-name="ce147" office:value-type="string" calcext:value-type="string">
            <text:p>Small Oasi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number-columns-repeated="2"/>
          <table:table-cell table:style-name="ce147" office:value-type="string" calcext:value-type="string">
            <text:p>Step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number-columns-repeated="2"/>
          <table:table-cell table:style-name="ce147" office:value-type="string" calcext:value-type="string">
            <text:p>The Good Life</text:p>
          </table:table-cell>
          <table:table-cell table:style-name="ce395" table:number-columns-repeated="2"/>
          <table:table-cell table:style-name="ce395" office:value-type="float" office:value="-31" calcext:value-type="float">
            <text:p>-3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number-columns-repeated="2"/>
          <table:table-cell table:style-name="ce147" office:value-type="string" calcext:value-type="string">
            <text:p>Toshka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number-columns-repeated="2"/>
          <table:table-cell table:style-name="ce147" office:value-type="string" calcext:value-type="string">
            <text:p>Two Cities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6" office:value-type="float" office:value="150" calcext:value-type="float">
            <text:p>150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number-columns-repeated="2"/>
          <table:table-cell table:style-name="ce147" office:value-type="string" calcext:value-type="string">
            <text:p>Unreliant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404" office:value-type="float" office:value="149" calcext:value-type="float">
            <text:p>149</text:p>
          </table:table-cell>
          <table:table-cell table:style-name="ce461" office:value-type="float" office:value="24" calcext:value-type="float">
            <text:p>24</text:p>
          </table:table-cell>
          <table:table-cell table:style-name="ce395" office:value-type="float" office:value="12464" calcext:value-type="float">
            <text:p>12464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number-columns-repeated="2"/>
          <table:table-cell table:style-name="ce147" office:value-type="string" calcext:value-type="string">
            <text:p>Warfare</text:p>
          </table:table-cell>
          <table:table-cell table:style-name="ce395" table:number-columns-repeated="2"/>
          <table:table-cell table:style-name="ce395" office:value-type="float" office:value="-1" calcext:value-type="float">
            <text:p>-1</text:p>
          </table:table-cell>
          <table:table-cell table:style-name="ce412"/>
          <table:table-cell table:style-name="ce393" office:value-type="float" office:value="146" calcext:value-type="float">
            <text:p>146</text:p>
          </table:table-cell>
          <table:table-cell table:style-name="ce461" office:value-type="float" office:value="24" calcext:value-type="float">
            <text:p>24</text:p>
          </table:table-cell>
          <table:table-cell table:style-name="ce508" office:value-type="float" office:value="13003" calcext:value-type="float">
            <text:p>13003</text:p>
          </table:table-cell>
          <table:table-cell table:style-name="ce395"/>
          <table:table-cell table:style-name="ce512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385"/>
          <table:table-cell table:style-name="ce375"/>
          <table:table-cell table:style-name="ce385"/>
          <table:table-cell table:style-name="ce137"/>
          <table:table-cell table:style-name="ce399" table:number-columns-repeated="8"/>
          <table:table-cell table:style-name="ce517" table:number-columns-repeated="8"/>
          <table:table-cell table:number-columns-repeated="53"/>
        </table:table-row>
        <table:table-row table:style-name="ro1" table:number-rows-repeated="1048482">
          <table:table-cell table:number-columns-repeated="74"/>
        </table:table-row>
        <table:table-row table:style-name="ro1">
          <table:table-cell table:number-columns-repeated="74"/>
        </table:table-row>
        <calcext:conditional-formats>
          <calcext:conditional-format calcext:target-range-address="Maps.N1:Maps.U1 Maps.N3:Maps.U1048576">
            <calcext:condition calcext:apply-style-name="Untitled1" calcext:value="!=&quot;&quot;" calcext:base-cell-address="Maps.N1"/>
          </calcext:conditional-format>
        </calcext:conditional-formats>
      </table:table>
      <table:table table:name="Terrain" table:style-name="ta1">
        <table:table-column table:style-name="co12" table:default-cell-style-name="Default"/>
        <table:table-column table:style-name="co6" table:default-cell-style-name="ce73"/>
        <table:table-column table:style-name="co45" table:default-cell-style-name="ce138"/>
        <table:table-column table:style-name="co46" table:default-cell-style-name="ce138"/>
        <table:table-column table:style-name="co47" table:default-cell-style-name="ce138"/>
        <table:table-column table:style-name="co48" table:default-cell-style-name="ce287"/>
        <table:table-column table:style-name="co49" table:default-cell-style-name="ce287"/>
        <table:table-column table:style-name="co47" table:default-cell-style-name="ce287"/>
        <table:table-column table:style-name="co50" table:default-cell-style-name="Default"/>
        <table:table-column table:style-name="co51" table:default-cell-style-name="ce12"/>
        <table:table-column table:style-name="co52" table:default-cell-style-name="ce12"/>
        <table:table-column table:style-name="co51" table:default-cell-style-name="ce12"/>
        <table:table-column table:style-name="co53" table:default-cell-style-name="ce12"/>
        <table:table-column table:style-name="co11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1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1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1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1" svg:font-family="'Liberation Mono'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Untitled1" style:family="table-cell" style:parent-style-name="Default">
      <style:table-cell-properties fo:background-color="#81ff7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 style:data-style-name="N2" text:time-value="00:29:35.8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5-06T15:22:01.235000000</dc:date>
    <meta:editing-duration>P124DT14H5M37S</meta:editing-duration>
    <meta:editing-cycles>889</meta:editing-cycles>
    <meta:generator>LibreOffice/6.4.3.2$Windows_X86_64 LibreOffice_project/747b5d0ebf89f41c860ec2a39efd7cb15b54f2d8</meta:generator>
    <meta:document-statistic meta:table-count="6" meta:cell-count="4011" meta:object-count="0"/>
  </office:meta>
</office:document-meta>
</file>